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MU Serif" svg:font-family="'CMU Serif'" style:font-family-generic="roman" style:font-pitch="variable"/>
    <style:font-face style:name="CMU Serif2" svg:font-family="'CMU Serif'" style:font-adornments="Bold" style:font-family-generic="roman" style:font-pitch="variable"/>
    <style:font-face style:name="CMU Serif3" svg:font-family="'CMU Serif'" style:font-adornments="Italic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CMU Serif" fo:font-size="20pt" fo:language="pt" fo:country="PT" officeooo:rsid="001df475" officeooo:paragraph-rsid="001df475" style:font-size-asian="17.5pt" style:font-size-complex="20pt"/>
    </style:style>
    <style:style style:name="P2" style:family="paragraph" style:parent-style-name="Standard">
      <style:paragraph-properties fo:line-height="150%" fo:text-align="start" style:justify-single-word="false"/>
      <style:text-properties style:font-name="CMU Serif" fo:font-size="12pt" fo:language="pt" fo:country="PT" fo:font-style="normal" fo:font-weight="bold" officeooo:rsid="001cc91d" officeooo:paragraph-rsid="001b2664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style:font-name="CMU Serif" fo:font-size="12pt" fo:language="pt" fo:country="PT" fo:font-style="normal" fo:font-weight="bold" officeooo:rsid="001cc91d" officeooo:paragraph-rsid="001b2664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2pt" fo:language="pt" fo:country="PT" fo:font-style="normal" fo:font-weight="bold" officeooo:rsid="001b2664" officeooo:paragraph-rsid="001b2664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style:font-name="CMU Serif" fo:font-size="12pt" fo:language="pt" fo:country="PT" fo:font-style="normal" fo:font-weight="bold" officeooo:rsid="001df475" officeooo:paragraph-rsid="001df475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MU Serif" fo:font-size="12pt" fo:language="pt" fo:country="PT" fo:font-style="normal" fo:font-weight="bold" officeooo:rsid="00de65a2" officeooo:paragraph-rsid="00de65a2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CMU Serif" fo:font-size="10.5pt" fo:language="pt" fo:country="PT" officeooo:rsid="001b73db" officeooo:paragraph-rsid="001b2664" style:font-size-asian="9.14999961853027pt" style:font-size-complex="10.5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CMU Serif" fo:font-size="10.5pt" fo:language="pt" fo:country="PT" fo:font-style="normal" fo:font-weight="normal" officeooo:rsid="001b73db" officeooo:paragraph-rsid="001b2664" style:font-size-asian="9.14999961853027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CMU Serif" fo:font-size="10.5pt" fo:language="pt" fo:country="PT" fo:font-style="normal" fo:font-weight="normal" officeooo:rsid="0020505e" officeooo:paragraph-rsid="00231320" style:font-size-asian="9.14999961853027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MU Serif" fo:font-size="10.5pt" fo:language="pt" fo:country="PT" fo:font-style="normal" fo:font-weight="normal" officeooo:rsid="0020505e" officeooo:paragraph-rsid="0020505e" style:font-size-asian="9.14999961853027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CMU Serif" fo:font-size="10.5pt" fo:language="pt" fo:country="PT" fo:font-style="normal" fo:font-weight="normal" officeooo:rsid="0020505e" officeooo:paragraph-rsid="0020505e" style:font-size-asian="9.14999961853027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CMU Serif" fo:font-size="10.5pt" fo:language="pt" fo:country="PT" fo:font-style="normal" fo:font-weight="normal" officeooo:rsid="007b44a5" officeooo:paragraph-rsid="0069e994" style:font-size-asian="9.14999961853027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CMU Serif" fo:font-size="10.5pt" fo:language="pt" fo:country="PT" fo:font-style="normal" fo:font-weight="normal" officeooo:rsid="001df475" officeooo:paragraph-rsid="001df475" style:font-size-asian="9.14999961853027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CMU Serif" fo:font-size="10.5pt" fo:language="pt" fo:country="PT" fo:font-style="normal" fo:font-weight="normal" officeooo:rsid="00237445" officeooo:paragraph-rsid="00237445" style:font-size-asian="9.14999961853027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CMU Serif" fo:font-size="10.5pt" fo:language="pt" fo:country="PT" fo:font-style="normal" fo:font-weight="normal" officeooo:rsid="0026eb86" officeooo:paragraph-rsid="011049f9" style:font-size-asian="9.14999961853027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CMU Serif" fo:font-size="10.5pt" fo:language="pt" fo:country="PT" fo:font-style="normal" fo:font-weight="normal" officeooo:rsid="0026eb86" officeooo:paragraph-rsid="0026eb86" style:font-size-asian="9.14999961853027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MU Serif" fo:font-size="10.5pt" fo:language="pt" fo:country="PT" fo:font-style="normal" officeooo:rsid="00dbffc1" officeooo:paragraph-rsid="00de65a2" style:font-size-asian="10.5pt" style:font-style-asian="normal" style:font-size-complex="10.5pt" style:font-style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CMU Serif" fo:font-size="10.5pt" officeooo:paragraph-rsid="0026eb86" style:font-size-asian="10.5pt" style:font-size-complex="10.5pt"/>
    </style:style>
    <style:style style:name="P19" style:family="paragraph" style:parent-style-name="Standard">
      <style:paragraph-properties fo:line-height="150%" fo:text-align="justify" style:justify-single-word="false"/>
      <style:text-properties fo:font-size="10.5pt" fo:font-weight="normal" officeooo:paragraph-rsid="012154f4" style:font-size-asian="9.14999961853027pt" style:font-weight-asian="normal" style:font-size-complex="10.5pt" style:font-weight-complex="normal"/>
    </style:style>
    <style:style style:name="P20" style:family="paragraph" style:parent-style-name="Standard">
      <loext:graphic-properties draw:fill="none"/>
      <style:paragraph-properties fo:margin-left="1.3cm" fo:margin-right="0cm" fo:line-height="150%" fo:text-align="justify" style:justify-single-word="false" fo:text-indent="0cm" style:auto-text-indent="false" fo:background-color="transparent"/>
      <style:text-properties style:font-name="CMU Serif" fo:font-size="10.5pt" fo:language="pt" fo:country="PT" officeooo:rsid="004a0a76" officeooo:paragraph-rsid="01095ca1" style:font-size-asian="10.5pt" style:font-size-complex="10.5pt"/>
    </style:style>
    <style:style style:name="P21" style:family="paragraph" style:parent-style-name="LaTeX_20_Title_20_1" style:list-style-name="L5"/>
    <style:style style:name="P22" style:family="paragraph" style:parent-style-name="LaTeX_20_Title_20_2">
      <style:text-properties officeooo:paragraph-rsid="017c2cd4"/>
    </style:style>
    <style:style style:name="P23" style:family="paragraph" style:parent-style-name="LaTeX_20_Title_20_2" style:list-style-name="Numbering_20_123">
      <loext:graphic-properties draw:fill="none"/>
      <style:paragraph-properties fo:margin-left="1.3cm" fo:margin-right="0cm" fo:line-height="200%" fo:text-align="justify" style:justify-single-word="false" fo:text-indent="0cm" style:auto-text-indent="false" fo:background-color="transparent"/>
      <style:text-properties fo:font-size="11pt" fo:font-style="italic" fo:font-weight="bold" officeooo:rsid="01698d8b" officeooo:paragraph-rsid="01725c0e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LaTeX_20_Title_20_2">
      <loext:graphic-properties draw:fill="none"/>
      <style:paragraph-properties fo:margin-left="1.3cm" fo:margin-right="0cm" fo:line-height="200%" fo:text-align="justify" style:justify-single-word="false" fo:text-indent="0cm" style:auto-text-indent="false" fo:background-color="transparent"/>
      <style:text-properties fo:font-size="11pt" fo:font-style="italic" fo:font-weight="bold" officeooo:rsid="01698d8b" officeooo:paragraph-rsid="016f8ea8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164a967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10a7a68"/>
    </style:style>
    <style:style style:name="P2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1095ca1"/>
    </style:style>
    <style:style style:name="P2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officeooo:paragraph-rsid="0164a967"/>
    </style:style>
    <style:style style:name="P29" style:family="paragraph" style:parent-style-name="Standard">
      <style:paragraph-properties fo:line-height="115%" fo:text-align="justify" style:justify-single-word="false"/>
      <style:text-properties officeooo:paragraph-rsid="014c36b3"/>
    </style:style>
    <style:style style:name="P30" style:family="paragraph" style:parent-style-name="Standard">
      <style:paragraph-properties fo:line-height="115%" fo:text-align="justify" style:justify-single-word="false"/>
      <style:text-properties officeooo:paragraph-rsid="0069e994"/>
    </style:style>
    <style:style style:name="P31" style:family="paragraph" style:parent-style-name="Standard">
      <style:paragraph-properties fo:line-height="115%" fo:text-align="justify" style:justify-single-word="false"/>
      <style:text-properties officeooo:paragraph-rsid="00de65a2"/>
    </style:style>
    <style:style style:name="P32" style:family="paragraph" style:parent-style-name="Standard">
      <style:paragraph-properties fo:line-height="115%" fo:text-align="start" style:justify-single-word="false"/>
      <style:text-properties style:font-name="CMU Serif" fo:font-size="10.5pt" fo:language="pt" fo:country="PT" fo:font-style="normal" fo:font-weight="normal" officeooo:rsid="005da6fb" officeooo:paragraph-rsid="0069e994" style:font-size-asian="10.5pt" style:font-style-asian="normal" style:font-weight-asian="normal" style:font-size-complex="10.5pt" style:font-style-complex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CMU Serif" fo:font-size="10.5pt" fo:language="pt" fo:country="PT" fo:font-style="normal" fo:font-weight="normal" officeooo:rsid="0020505e" officeooo:paragraph-rsid="0020505e" style:font-size-asian="9.14999961853027pt" style:font-style-asian="normal" style:font-weight-asian="normal" style:font-size-complex="10.5pt" style:font-style-complex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CMU Serif" fo:font-size="10.5pt" fo:language="pt" fo:country="PT" fo:font-style="normal" fo:font-weight="normal" officeooo:rsid="00a8353e" officeooo:paragraph-rsid="00a0402b" style:font-size-asian="9.14999961853027pt" style:font-style-asian="normal" style:font-weight-asian="normal" style:font-size-complex="10.5pt" style:font-style-complex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CMU Serif" fo:font-size="10.5pt" fo:language="pt" fo:country="PT" fo:font-style="normal" officeooo:rsid="00dbffc1" officeooo:paragraph-rsid="00de65a2" style:font-size-asian="10.5pt" style:font-style-asian="normal" style:font-size-complex="10.5pt" style:font-style-complex="normal"/>
    </style:style>
    <style:style style:name="P36" style:family="paragraph" style:parent-style-name="Standard">
      <style:paragraph-properties fo:line-height="115%" fo:text-align="justify" style:justify-single-word="false"/>
      <style:text-properties fo:font-size="10.5pt" fo:font-weight="normal" officeooo:paragraph-rsid="011fb602" style:font-size-asian="9.14999961853027pt" style:font-weight-asian="normal" style:font-size-complex="10.5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fo:font-size="10.5pt" fo:font-weight="normal" officeooo:paragraph-rsid="012154f4" style:font-size-asian="9.14999961853027pt" style:font-weight-asian="normal" style:font-size-complex="10.5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fo:font-size="10.5pt" fo:font-weight="normal" officeooo:paragraph-rsid="0127bfa7" style:font-size-asian="9.14999961853027pt" style:font-weight-asian="normal" style:font-size-complex="10.5pt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fo:font-size="10.5pt" fo:font-weight="normal" officeooo:paragraph-rsid="014a2255" style:font-size-asian="9.14999961853027pt" style:font-weight-asian="normal" style:font-size-complex="10.5pt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fo:font-size="10.5pt" fo:font-weight="normal" officeooo:paragraph-rsid="014bd7d8" style:font-size-asian="9.14999961853027pt" style:font-weight-asian="normal" style:font-size-complex="10.5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fo:font-size="10.5pt" fo:font-weight="normal" officeooo:paragraph-rsid="00de65a2" style:font-size-asian="9.14999961853027pt" style:font-weight-asian="normal" style:font-size-complex="10.5pt" style:font-weight-complex="normal"/>
    </style:style>
    <style:style style:name="P42" style:family="paragraph" style:parent-style-name="Standard">
      <loext:graphic-properties draw:fill="none"/>
      <style:paragraph-properties fo:margin-left="1.3cm" fo:margin-right="0cm" fo:line-height="115%" fo:text-align="justify" style:justify-single-word="false" fo:text-indent="0cm" style:auto-text-indent="false" fo:background-color="transparent"/>
      <style:text-properties style:font-name="CMU Serif" fo:font-size="10.5pt" fo:language="pt" fo:country="PT" fo:font-style="normal" fo:font-weight="normal" officeooo:rsid="008a349e" officeooo:paragraph-rsid="0124a78c" style:font-size-asian="9.14999961853027pt" style:font-style-asian="normal" style:font-weight-asian="normal" style:font-size-complex="10.5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1170eb5"/>
    </style:style>
    <style:style style:name="P4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0.5pt" fo:font-weight="normal" officeooo:paragraph-rsid="012346bb" style:font-size-asian="9.14999961853027pt" style:font-weight-asian="normal" style:font-size-complex="10.5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officeooo:paragraph-rsid="01170eb5"/>
    </style:style>
    <style:style style:name="P46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font-size="10.5pt" fo:font-weight="normal" officeooo:paragraph-rsid="012346bb" style:font-size-asian="9.14999961853027pt" style:font-weight-asian="normal" style:font-size-complex="10.5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font-size="10.5pt" fo:font-weight="normal" officeooo:paragraph-rsid="0124a78c" style:font-size-asian="9.14999961853027pt" style:font-weight-asian="normal" style:font-size-complex="10.5pt" style:font-weight-complex="normal"/>
    </style:style>
    <style:style style:name="T1" style:family="text">
      <style:text-properties officeooo:rsid="001df475"/>
    </style:style>
    <style:style style:name="T2" style:family="text">
      <style:text-properties officeooo:rsid="001fbfea"/>
    </style:style>
    <style:style style:name="T3" style:family="text">
      <style:text-properties officeooo:rsid="0021bca8"/>
    </style:style>
    <style:style style:name="T4" style:family="text">
      <style:text-properties officeooo:rsid="00253f43"/>
    </style:style>
    <style:style style:name="T5" style:family="text">
      <style:text-properties officeooo:rsid="00288b69"/>
    </style:style>
    <style:style style:name="T6" style:family="text">
      <style:text-properties fo:font-style="italic" officeooo:rsid="00288b69" style:font-style-asian="italic" style:font-style-complex="italic"/>
    </style:style>
    <style:style style:name="T7" style:family="text">
      <style:text-properties fo:font-style="italic" officeooo:rsid="00368d60" style:font-style-asian="italic" style:font-style-complex="italic"/>
    </style:style>
    <style:style style:name="T8" style:family="text">
      <style:text-properties fo:font-style="italic" officeooo:rsid="00398778" style:font-style-asian="italic" style:font-style-complex="italic"/>
    </style:style>
    <style:style style:name="T9" style:family="text">
      <style:text-properties style:font-name="CMU Serif" fo:font-size="10.5pt" fo:language="pt" fo:country="PT" fo:font-style="normal" fo:font-weight="normal" officeooo:rsid="0026eb86" style:font-size-asian="9.14999961853027pt" style:font-style-asian="normal" style:font-weight-asian="normal" style:font-size-complex="10.5pt" style:font-style-complex="normal" style:font-weight-complex="normal"/>
    </style:style>
    <style:style style:name="T10" style:family="text">
      <style:text-properties style:font-name="CMU Serif" fo:font-size="10.5pt" fo:language="pt" fo:country="PT" fo:font-style="normal" fo:font-weight="normal" officeooo:rsid="0041d553" style:font-size-asian="9.14999961853027pt" style:font-style-asian="normal" style:font-weight-asian="normal" style:font-size-complex="10.5pt" style:font-style-complex="normal" style:font-weight-complex="normal"/>
    </style:style>
    <style:style style:name="T11" style:family="text">
      <style:text-properties style:font-name="CMU Serif" fo:font-size="10.5pt" fo:language="pt" fo:country="PT" fo:font-style="normal" fo:font-weight="normal" officeooo:rsid="0042d0a4" style:font-size-asian="9.14999961853027pt" style:font-style-asian="normal" style:font-weight-asian="normal" style:font-size-complex="10.5pt" style:font-style-complex="normal" style:font-weight-complex="normal"/>
    </style:style>
    <style:style style:name="T12" style:family="text">
      <style:text-properties style:font-name="CMU Serif" fo:font-size="10.5pt" fo:language="pt" fo:country="PT" fo:font-style="normal" fo:font-weight="normal" officeooo:rsid="0044148c" style:font-size-asian="9.14999961853027pt" style:font-style-asian="normal" style:font-weight-asian="normal" style:font-size-complex="10.5pt" style:font-style-complex="normal" style:font-weight-complex="normal"/>
    </style:style>
    <style:style style:name="T13" style:family="text">
      <style:text-properties style:font-name="CMU Serif" fo:font-size="10.5pt" fo:language="pt" fo:country="PT" fo:font-style="normal" fo:font-weight="normal" officeooo:rsid="0045f9c0" style:font-size-asian="9.14999961853027pt" style:font-style-asian="normal" style:font-weight-asian="normal" style:font-size-complex="10.5pt" style:font-style-complex="normal" style:font-weight-complex="normal"/>
    </style:style>
    <style:style style:name="T14" style:family="text">
      <style:text-properties style:font-name="CMU Serif" fo:font-size="10.5pt" fo:language="pt" fo:country="PT" fo:font-style="normal" fo:font-weight="normal" officeooo:rsid="00471668" style:font-size-asian="9.14999961853027pt" style:font-style-asian="normal" style:font-weight-asian="normal" style:font-size-complex="10.5pt" style:font-style-complex="normal" style:font-weight-complex="normal"/>
    </style:style>
    <style:style style:name="T15" style:family="text">
      <style:text-properties style:font-name="CMU Serif" fo:font-size="10.5pt" fo:language="pt" fo:country="PT" fo:font-style="normal" fo:font-weight="normal" officeooo:rsid="0048c3c8" style:font-size-asian="9.14999961853027pt" style:font-style-asian="normal" style:font-weight-asian="normal" style:font-size-complex="10.5pt" style:font-style-complex="normal" style:font-weight-complex="normal"/>
    </style:style>
    <style:style style:name="T16" style:family="text">
      <style:text-properties style:font-name="CMU Serif" fo:font-size="10.5pt" fo:language="pt" fo:country="PT" fo:font-style="normal" fo:font-weight="normal" officeooo:rsid="004b80d1" style:font-size-asian="9.14999961853027pt" style:font-style-asian="normal" style:font-weight-asian="normal" style:font-size-complex="10.5pt" style:font-style-complex="normal" style:font-weight-complex="normal"/>
    </style:style>
    <style:style style:name="T17" style:family="text">
      <style:text-properties style:font-name="CMU Serif" fo:font-size="10.5pt" fo:language="pt" fo:country="PT" fo:font-style="normal" fo:font-weight="normal" officeooo:rsid="004f1287" style:font-size-asian="9.14999961853027pt" style:font-style-asian="normal" style:font-weight-asian="normal" style:font-size-complex="10.5pt" style:font-style-complex="normal" style:font-weight-complex="normal"/>
    </style:style>
    <style:style style:name="T18" style:family="text">
      <style:text-properties style:font-name="CMU Serif" fo:font-size="10.5pt" fo:language="pt" fo:country="PT" fo:font-style="normal" fo:font-weight="normal" officeooo:rsid="005155ef" style:font-size-asian="9.14999961853027pt" style:font-style-asian="normal" style:font-weight-asian="normal" style:font-size-complex="10.5pt" style:font-style-complex="normal" style:font-weight-complex="normal"/>
    </style:style>
    <style:style style:name="T19" style:family="text">
      <style:text-properties style:font-name="CMU Serif" fo:font-size="10.5pt" fo:language="pt" fo:country="PT" fo:font-style="normal" fo:font-weight="normal" officeooo:rsid="0052f0e3" style:font-size-asian="9.14999961853027pt" style:font-style-asian="normal" style:font-weight-asian="normal" style:font-size-complex="10.5pt" style:font-style-complex="normal" style:font-weight-complex="normal"/>
    </style:style>
    <style:style style:name="T20" style:family="text">
      <style:text-properties style:font-name="CMU Serif" fo:font-size="10.5pt" fo:language="pt" fo:country="PT" fo:font-style="normal" fo:font-weight="normal" officeooo:rsid="00545a3f" style:font-size-asian="9.14999961853027pt" style:font-style-asian="normal" style:font-weight-asian="normal" style:font-size-complex="10.5pt" style:font-style-complex="normal" style:font-weight-complex="normal"/>
    </style:style>
    <style:style style:name="T21" style:family="text">
      <style:text-properties style:font-name="CMU Serif" fo:font-size="10.5pt" fo:language="pt" fo:country="PT" fo:font-style="normal" fo:font-weight="normal" officeooo:rsid="007fd743" style:font-size-asian="9.14999961853027pt" style:font-style-asian="normal" style:font-weight-asian="normal" style:font-size-complex="10.5pt" style:font-style-complex="normal" style:font-weight-complex="normal"/>
    </style:style>
    <style:style style:name="T22" style:family="text">
      <style:text-properties style:font-name="CMU Serif" fo:font-size="10.5pt" fo:language="pt" fo:country="PT" fo:font-style="normal" fo:font-weight="normal" officeooo:rsid="00be219a" style:font-size-asian="9.14999961853027pt" style:font-style-asian="normal" style:font-weight-asian="normal" style:font-size-complex="10.5pt" style:font-style-complex="normal" style:font-weight-complex="normal"/>
    </style:style>
    <style:style style:name="T23" style:family="text">
      <style:text-properties style:font-name="CMU Serif" fo:font-size="10.5pt" fo:language="pt" fo:country="PT" fo:font-style="normal" fo:font-weight="normal" officeooo:rsid="00c01529" style:font-size-asian="9.14999961853027pt" style:font-style-asian="normal" style:font-weight-asian="normal" style:font-size-complex="10.5pt" style:font-style-complex="normal" style:font-weight-complex="normal"/>
    </style:style>
    <style:style style:name="T24" style:family="text">
      <style:text-properties style:font-name="CMU Serif" fo:font-size="10.5pt" fo:language="pt" fo:country="PT" fo:font-style="normal" fo:font-weight="normal" officeooo:rsid="00c1ed9b" style:font-size-asian="9.14999961853027pt" style:font-style-asian="normal" style:font-weight-asian="normal" style:font-size-complex="10.5pt" style:font-style-complex="normal" style:font-weight-complex="normal"/>
    </style:style>
    <style:style style:name="T25" style:family="text">
      <style:text-properties style:font-name="CMU Serif" fo:font-size="10.5pt" fo:language="pt" fo:country="PT" fo:font-style="normal" fo:font-weight="normal" officeooo:rsid="00c3a39f" style:font-size-asian="9.14999961853027pt" style:font-style-asian="normal" style:font-weight-asian="normal" style:font-size-complex="10.5pt" style:font-style-complex="normal" style:font-weight-complex="normal"/>
    </style:style>
    <style:style style:name="T26" style:family="text">
      <style:text-properties style:font-name="CMU Serif" fo:font-size="10.5pt" fo:language="pt" fo:country="PT" fo:font-style="normal" fo:font-weight="normal" officeooo:rsid="00c4f4df" style:font-size-asian="9.14999961853027pt" style:font-style-asian="normal" style:font-weight-asian="normal" style:font-size-complex="10.5pt" style:font-style-complex="normal" style:font-weight-complex="normal"/>
    </style:style>
    <style:style style:name="T27" style:family="text">
      <style:text-properties style:font-name="CMU Serif" fo:font-size="10.5pt" fo:language="pt" fo:country="PT" fo:font-style="normal" fo:font-weight="normal" officeooo:rsid="00c649fc" style:font-size-asian="9.14999961853027pt" style:font-style-asian="normal" style:font-weight-asian="normal" style:font-size-complex="10.5pt" style:font-style-complex="normal" style:font-weight-complex="normal"/>
    </style:style>
    <style:style style:name="T28" style:family="text">
      <style:text-properties style:font-name="CMU Serif" fo:font-size="10.5pt" fo:language="pt" fo:country="PT" fo:font-style="normal" fo:font-weight="normal" officeooo:rsid="00cd19a3" style:font-size-asian="9.14999961853027pt" style:font-style-asian="normal" style:font-weight-asian="normal" style:font-size-complex="10.5pt" style:font-style-complex="normal" style:font-weight-complex="normal"/>
    </style:style>
    <style:style style:name="T29" style:family="text">
      <style:text-properties style:font-name="CMU Serif" fo:font-size="10.5pt" fo:language="pt" fo:country="PT" fo:font-style="normal" fo:font-weight="normal" officeooo:rsid="01043356" style:font-size-asian="9.14999961853027pt" style:font-style-asian="normal" style:font-weight-asian="normal" style:font-size-complex="10.5pt" style:font-style-complex="normal" style:font-weight-complex="normal"/>
    </style:style>
    <style:style style:name="T30" style:family="text">
      <style:text-properties style:font-name="CMU Serif" fo:font-size="10.5pt" fo:language="pt" fo:country="PT" fo:font-style="normal" fo:font-weight="normal" officeooo:rsid="0106a72b" style:font-size-asian="9.14999961853027pt" style:font-style-asian="normal" style:font-weight-asian="normal" style:font-size-complex="10.5pt" style:font-style-complex="normal" style:font-weight-complex="normal"/>
    </style:style>
    <style:style style:name="T31" style:family="text">
      <style:text-properties style:font-name="CMU Serif" fo:font-size="10.5pt" fo:language="pt" fo:country="PT" fo:font-style="normal" fo:font-weight="normal" officeooo:rsid="010867c5" style:font-size-asian="9.14999961853027pt" style:font-style-asian="normal" style:font-weight-asian="normal" style:font-size-complex="10.5pt" style:font-style-complex="normal" style:font-weight-complex="normal"/>
    </style:style>
    <style:style style:name="T32" style:family="text">
      <style:text-properties style:font-name="CMU Serif" fo:font-size="10.5pt" fo:language="pt" fo:country="PT" fo:font-style="normal" fo:font-weight="normal" officeooo:rsid="01095ca1" style:font-size-asian="9.14999961853027pt" style:font-style-asian="normal" style:font-weight-asian="normal" style:font-size-complex="10.5pt" style:font-style-complex="normal" style:font-weight-complex="normal"/>
    </style:style>
    <style:style style:name="T33" style:family="text">
      <style:text-properties style:font-name="CMU Serif" fo:font-size="10.5pt" fo:language="pt" fo:country="PT" fo:font-style="normal" fo:font-weight="normal" officeooo:rsid="010a7a68" style:font-size-asian="9.14999961853027pt" style:font-style-asian="normal" style:font-weight-asian="normal" style:font-size-complex="10.5pt" style:font-style-complex="normal" style:font-weight-complex="normal"/>
    </style:style>
    <style:style style:name="T34" style:family="text">
      <style:text-properties style:font-name="CMU Serif" fo:font-size="10.5pt" fo:language="pt" fo:country="PT" fo:font-style="normal" fo:font-weight="normal" officeooo:rsid="011365f7" style:font-size-asian="9.14999961853027pt" style:font-style-asian="normal" style:font-weight-asian="normal" style:font-size-complex="10.5pt" style:font-style-complex="normal" style:font-weight-complex="normal"/>
    </style:style>
    <style:style style:name="T35" style:family="text">
      <style:text-properties style:font-name="CMU Serif" fo:font-size="10.5pt" fo:language="pt" fo:country="PT" fo:font-style="normal" fo:font-weight="normal" officeooo:rsid="0113ff6f" style:font-size-asian="9.14999961853027pt" style:font-style-asian="normal" style:font-weight-asian="normal" style:font-size-complex="10.5pt" style:font-style-complex="normal" style:font-weight-complex="normal"/>
    </style:style>
    <style:style style:name="T36" style:family="text">
      <style:text-properties style:font-name="CMU Serif" fo:font-size="10.5pt" fo:language="pt" fo:country="PT" fo:font-style="normal" fo:font-weight="normal" officeooo:rsid="01145357" style:font-size-asian="9.14999961853027pt" style:font-style-asian="normal" style:font-weight-asian="normal" style:font-size-complex="10.5pt" style:font-style-complex="normal" style:font-weight-complex="normal"/>
    </style:style>
    <style:style style:name="T37" style:family="text">
      <style:text-properties style:font-name="CMU Serif" fo:font-size="10.5pt" fo:language="pt" fo:country="PT" fo:font-style="normal" fo:font-weight="normal" officeooo:rsid="014c36b3" style:font-size-asian="9.14999961853027pt" style:font-style-asian="normal" style:font-weight-asian="normal" style:font-size-complex="10.5pt" style:font-style-complex="normal" style:font-weight-complex="normal"/>
    </style:style>
    <style:style style:name="T38" style:family="text">
      <style:text-properties style:font-name="CMU Serif" fo:font-size="10.5pt" fo:language="pt" fo:country="PT" fo:font-style="normal" fo:font-weight="normal" officeooo:rsid="014e0c49" style:font-size-asian="9.14999961853027pt" style:font-style-asian="normal" style:font-weight-asian="normal" style:font-size-complex="10.5pt" style:font-style-complex="normal" style:font-weight-complex="normal"/>
    </style:style>
    <style:style style:name="T39" style:family="text">
      <style:text-properties style:font-name="CMU Serif" fo:font-size="10.5pt" fo:language="pt" fo:country="PT" fo:font-style="normal" fo:font-weight="normal" officeooo:rsid="0156f440" style:font-size-asian="9.14999961853027pt" style:font-style-asian="normal" style:font-weight-asian="normal" style:font-size-complex="10.5pt" style:font-style-complex="normal" style:font-weight-complex="normal"/>
    </style:style>
    <style:style style:name="T40" style:family="text">
      <style:text-properties style:font-name="CMU Serif" fo:font-size="10.5pt" fo:language="pt" fo:country="PT" fo:font-style="normal" fo:font-weight="normal" officeooo:rsid="01039b1c" style:font-size-asian="9.14999961853027pt" style:font-style-asian="normal" style:font-weight-asian="normal" style:font-size-complex="10.5pt" style:font-style-complex="normal" style:font-weight-complex="normal"/>
    </style:style>
    <style:style style:name="T41" style:family="text">
      <style:text-properties style:font-name="CMU Serif" fo:font-size="10.5pt" fo:language="pt" fo:country="PT" fo:font-style="normal" fo:font-weight="normal" officeooo:rsid="0039cab5" style:font-size-asian="9.14999961853027pt" style:font-style-asian="normal" style:font-weight-asian="normal" style:font-size-complex="10.5pt" style:font-style-complex="normal" style:font-weight-complex="normal"/>
    </style:style>
    <style:style style:name="T42" style:family="text">
      <style:text-properties style:font-name="CMU Serif" fo:font-size="10.5pt" fo:language="pt" fo:country="PT" fo:font-style="normal" fo:font-weight="normal" officeooo:rsid="003a7d87" style:font-size-asian="9.14999961853027pt" style:font-style-asian="normal" style:font-weight-asian="normal" style:font-size-complex="10.5pt" style:font-style-complex="normal" style:font-weight-complex="normal"/>
    </style:style>
    <style:style style:name="T43" style:family="text">
      <style:text-properties style:font-name="CMU Serif" fo:font-size="10.5pt" fo:language="pt" fo:country="PT" fo:font-style="normal" fo:font-weight="normal" officeooo:rsid="003c77b2" style:font-size-asian="9.14999961853027pt" style:font-style-asian="normal" style:font-weight-asian="normal" style:font-size-complex="10.5pt" style:font-style-complex="normal" style:font-weight-complex="normal"/>
    </style:style>
    <style:style style:name="T44" style:family="text">
      <style:text-properties style:font-name="CMU Serif" fo:font-size="10.5pt" fo:language="pt" fo:country="PT" fo:font-style="normal" fo:font-weight="normal" officeooo:rsid="016e4868" style:font-size-asian="9.14999961853027pt" style:font-style-asian="normal" style:font-weight-asian="normal" style:font-size-complex="10.5pt" style:font-style-complex="normal" style:font-weight-complex="normal"/>
    </style:style>
    <style:style style:name="T45" style:family="text">
      <style:text-properties style:font-name="CMU Serif" fo:font-size="10.5pt" fo:language="pt" fo:country="PT" fo:font-style="normal" fo:font-weight="normal" officeooo:rsid="00579b73" style:font-size-asian="10.5pt" style:font-style-asian="normal" style:font-weight-asian="normal" style:font-size-complex="10.5pt" style:font-style-complex="normal" style:font-weight-complex="normal"/>
    </style:style>
    <style:style style:name="T46" style:family="text">
      <style:text-properties style:font-name="CMU Serif" fo:font-size="10.5pt" fo:language="pt" fo:country="PT" fo:font-style="normal" fo:font-weight="normal" officeooo:rsid="0059bc87" style:font-size-asian="10.5pt" style:font-style-asian="normal" style:font-weight-asian="normal" style:font-size-complex="10.5pt" style:font-style-complex="normal" style:font-weight-complex="normal"/>
    </style:style>
    <style:style style:name="T47" style:family="text">
      <style:text-properties style:font-name="CMU Serif" fo:font-size="10.5pt" fo:language="pt" fo:country="PT" fo:font-style="normal" fo:font-weight="normal" officeooo:rsid="005d2c7c" style:font-size-asian="10.5pt" style:font-style-asian="normal" style:font-weight-asian="normal" style:font-size-complex="10.5pt" style:font-style-complex="normal" style:font-weight-complex="normal"/>
    </style:style>
    <style:style style:name="T48" style:family="text">
      <style:text-properties style:font-name="CMU Serif" fo:font-size="10.5pt" fo:language="pt" fo:country="PT" fo:font-style="normal" fo:font-weight="normal" officeooo:rsid="005da6fb" style:font-size-asian="10.5pt" style:font-style-asian="normal" style:font-weight-asian="normal" style:font-size-complex="10.5pt" style:font-style-complex="normal" style:font-weight-complex="normal"/>
    </style:style>
    <style:style style:name="T49" style:family="text">
      <style:text-properties style:font-name="CMU Serif" fo:font-size="10.5pt" fo:language="pt" fo:country="PT" fo:font-style="normal" fo:font-weight="normal" officeooo:rsid="01145357" style:font-size-asian="10.5pt" style:font-style-asian="normal" style:font-weight-asian="normal" style:font-size-complex="10.5pt" style:font-style-complex="normal" style:font-weight-complex="normal"/>
    </style:style>
    <style:style style:name="T50" style:family="text">
      <style:text-properties style:font-name="CMU Serif" fo:font-size="10.5pt" fo:language="pt" fo:country="PT" fo:font-style="normal" fo:font-weight="normal" officeooo:rsid="0116471c" style:font-size-asian="10.5pt" style:font-style-asian="normal" style:font-weight-asian="normal" style:font-size-complex="10.5pt" style:font-style-complex="normal" style:font-weight-complex="normal"/>
    </style:style>
    <style:style style:name="T51" style:family="text">
      <style:text-properties style:font-name="CMU Serif" fo:font-size="10.5pt" fo:language="pt" fo:country="PT" fo:font-style="normal" fo:font-weight="normal" officeooo:rsid="01170eb5" style:font-size-asian="10.5pt" style:font-style-asian="normal" style:font-weight-asian="normal" style:font-size-complex="10.5pt" style:font-style-complex="normal" style:font-weight-complex="normal"/>
    </style:style>
    <style:style style:name="T52" style:family="text">
      <style:text-properties style:font-name="CMU Serif" fo:font-size="10.5pt" fo:language="pt" fo:country="PT" fo:font-style="normal" fo:font-weight="normal" officeooo:rsid="0117adca" style:font-size-asian="10.5pt" style:font-style-asian="normal" style:font-weight-asian="normal" style:font-size-complex="10.5pt" style:font-style-complex="normal" style:font-weight-complex="normal"/>
    </style:style>
    <style:style style:name="T53" style:family="text">
      <style:text-properties style:font-name="CMU Serif" fo:font-size="10.5pt" fo:language="pt" fo:country="PT" fo:font-style="normal" fo:font-weight="normal" officeooo:rsid="011957e0" style:font-size-asian="10.5pt" style:font-style-asian="normal" style:font-weight-asian="normal" style:font-size-complex="10.5pt" style:font-style-complex="normal" style:font-weight-complex="normal"/>
    </style:style>
    <style:style style:name="T54" style:family="text">
      <style:text-properties style:font-name="CMU Serif" fo:font-size="10.5pt" fo:language="pt" fo:country="PT" fo:font-style="normal" fo:font-weight="normal" officeooo:rsid="015ac9ee" style:font-size-asian="10.5pt" style:font-style-asian="normal" style:font-weight-asian="normal" style:font-size-complex="10.5pt" style:font-style-complex="normal" style:font-weight-complex="normal"/>
    </style:style>
    <style:style style:name="T55" style:family="text">
      <style:text-properties style:font-name="CMU Serif" fo:font-size="10.5pt" fo:language="pt" fo:country="PT" fo:font-style="normal" officeooo:rsid="00579b73" style:font-size-asian="10.5pt" style:font-style-asian="normal" style:font-size-complex="10.5pt" style:font-style-complex="normal"/>
    </style:style>
    <style:style style:name="T56" style:family="text">
      <style:text-properties style:font-name="CMU Serif" fo:font-size="10.5pt" fo:language="pt" fo:country="PT" fo:font-style="normal" officeooo:rsid="00c649fc" style:font-size-asian="10.5pt" style:font-style-asian="normal" style:font-size-complex="10.5pt" style:font-style-complex="normal"/>
    </style:style>
    <style:style style:name="T57" style:family="text">
      <style:text-properties style:font-name="CMU Serif" fo:font-size="10.5pt" fo:language="pt" fo:country="PT" fo:font-style="normal" officeooo:rsid="00ca143b" style:font-size-asian="10.5pt" style:font-style-asian="normal" style:font-size-complex="10.5pt" style:font-style-complex="normal"/>
    </style:style>
    <style:style style:name="T58" style:family="text">
      <style:text-properties style:font-name="CMU Serif" fo:font-size="10.5pt" fo:language="pt" fo:country="PT" fo:font-style="normal" officeooo:rsid="00cbe33f" style:font-size-asian="10.5pt" style:font-style-asian="normal" style:font-size-complex="10.5pt" style:font-style-complex="normal"/>
    </style:style>
    <style:style style:name="T59" style:family="text">
      <style:text-properties style:font-name="CMU Serif" fo:font-size="10.5pt" fo:language="pt" fo:country="PT" fo:font-style="normal" officeooo:rsid="00ccf867" style:font-size-asian="10.5pt" style:font-style-asian="normal" style:font-size-complex="10.5pt" style:font-style-complex="normal"/>
    </style:style>
    <style:style style:name="T60" style:family="text">
      <style:text-properties style:font-name="CMU Serif" fo:font-size="10.5pt" fo:language="pt" fo:country="PT" fo:font-style="normal" officeooo:rsid="00cf5ea2" style:font-size-asian="10.5pt" style:font-style-asian="normal" style:font-size-complex="10.5pt" style:font-style-complex="normal"/>
    </style:style>
    <style:style style:name="T61" style:family="text">
      <style:text-properties style:font-name="CMU Serif" fo:font-size="10.5pt" fo:language="pt" fo:country="PT" fo:font-style="normal" officeooo:rsid="00d127f0" style:font-size-asian="10.5pt" style:font-style-asian="normal" style:font-size-complex="10.5pt" style:font-style-complex="normal"/>
    </style:style>
    <style:style style:name="T62" style:family="text">
      <style:text-properties style:font-name="CMU Serif" fo:font-size="10.5pt" fo:language="pt" fo:country="PT" fo:font-style="normal" officeooo:rsid="00d19d2f" style:font-size-asian="10.5pt" style:font-style-asian="normal" style:font-size-complex="10.5pt" style:font-style-complex="normal"/>
    </style:style>
    <style:style style:name="T63" style:family="text">
      <style:text-properties style:font-name="CMU Serif" fo:font-size="10.5pt" fo:language="pt" fo:country="PT" fo:font-style="normal" officeooo:rsid="00d461b6" style:font-size-asian="10.5pt" style:font-style-asian="normal" style:font-size-complex="10.5pt" style:font-style-complex="normal"/>
    </style:style>
    <style:style style:name="T64" style:family="text">
      <style:text-properties style:font-name="CMU Serif" fo:font-size="10.5pt" fo:language="pt" fo:country="PT" fo:font-style="normal" officeooo:rsid="00d5f364" style:font-size-asian="10.5pt" style:font-style-asian="normal" style:font-size-complex="10.5pt" style:font-style-complex="normal"/>
    </style:style>
    <style:style style:name="T65" style:family="text">
      <style:text-properties style:font-name="CMU Serif" fo:font-size="10.5pt" fo:language="pt" fo:country="PT" fo:font-style="normal" officeooo:rsid="00d72df4" style:font-size-asian="10.5pt" style:font-style-asian="normal" style:font-size-complex="10.5pt" style:font-style-complex="normal"/>
    </style:style>
    <style:style style:name="T66" style:family="text">
      <style:text-properties style:font-name="CMU Serif" fo:font-size="10.5pt" fo:language="pt" fo:country="PT" fo:font-style="normal" officeooo:rsid="00d9801c" style:font-size-asian="10.5pt" style:font-style-asian="normal" style:font-size-complex="10.5pt" style:font-style-complex="normal"/>
    </style:style>
    <style:style style:name="T67" style:family="text">
      <style:text-properties style:font-name="CMU Serif" fo:font-size="10.5pt" fo:language="pt" fo:country="PT" fo:font-style="normal" officeooo:rsid="00db0dfb" style:font-size-asian="10.5pt" style:font-style-asian="normal" style:font-size-complex="10.5pt" style:font-style-complex="normal"/>
    </style:style>
    <style:style style:name="T68" style:family="text">
      <style:text-properties style:font-name="CMU Serif" fo:font-size="10.5pt" fo:language="pt" fo:country="PT" fo:font-style="normal" officeooo:rsid="00dbffc1" style:font-size-asian="10.5pt" style:font-style-asian="normal" style:font-size-complex="10.5pt" style:font-style-complex="normal"/>
    </style:style>
    <style:style style:name="T69" style:family="text">
      <style:text-properties style:font-name="CMU Serif" fo:font-size="10.5pt" fo:language="pt" fo:country="PT" fo:font-style="normal" officeooo:rsid="00f8143d" style:font-size-asian="10.5pt" style:font-style-asian="normal" style:font-size-complex="10.5pt" style:font-style-complex="normal"/>
    </style:style>
    <style:style style:name="T70" style:family="text">
      <style:text-properties style:font-name="CMU Serif" fo:font-size="10.5pt" fo:language="pt" fo:country="PT" fo:font-style="normal" officeooo:rsid="013553fa" style:font-size-asian="10.5pt" style:font-style-asian="normal" style:font-size-complex="10.5pt" style:font-style-complex="normal"/>
    </style:style>
    <style:style style:name="T71" style:family="text">
      <style:text-properties style:font-name="CMU Serif" fo:font-size="10.5pt" fo:language="pt" fo:country="PT" fo:font-style="normal" officeooo:rsid="0136bc72" style:font-size-asian="10.5pt" style:font-style-asian="normal" style:font-size-complex="10.5pt" style:font-style-complex="normal"/>
    </style:style>
    <style:style style:name="T72" style:family="text">
      <style:text-properties style:font-name="CMU Serif" fo:font-size="10.5pt" fo:language="pt" fo:country="PT" fo:font-style="normal" officeooo:rsid="01384746" style:font-size-asian="10.5pt" style:font-style-asian="normal" style:font-size-complex="10.5pt" style:font-style-complex="normal"/>
    </style:style>
    <style:style style:name="T73" style:family="text">
      <style:text-properties style:font-name="CMU Serif" fo:font-size="10.5pt" fo:language="pt" fo:country="PT" fo:font-style="normal" officeooo:rsid="013a3718" style:font-size-asian="10.5pt" style:font-style-asian="normal" style:font-size-complex="10.5pt" style:font-style-complex="normal"/>
    </style:style>
    <style:style style:name="T74" style:family="text">
      <style:text-properties style:font-name="CMU Serif" fo:font-size="10.5pt" fo:language="pt" fo:country="PT" fo:font-style="normal" officeooo:rsid="014f106c" style:font-size-asian="10.5pt" style:font-style-asian="normal" style:font-size-complex="10.5pt" style:font-style-complex="normal"/>
    </style:style>
    <style:style style:name="T75" style:family="text">
      <style:text-properties style:font-name="CMU Serif" fo:font-size="10.5pt" fo:language="pt" fo:country="PT" fo:font-style="normal" officeooo:rsid="0150b8ae" style:font-size-asian="10.5pt" style:font-style-asian="normal" style:font-size-complex="10.5pt" style:font-style-complex="normal"/>
    </style:style>
    <style:style style:name="T76" style:family="text">
      <style:text-properties style:font-name="CMU Serif" fo:font-size="10.5pt" fo:language="pt" fo:country="PT" fo:font-style="italic" fo:font-weight="normal" officeooo:rsid="0044148c" style:font-size-asian="9.14999961853027pt" style:font-style-asian="italic" style:font-weight-asian="normal" style:font-size-complex="10.5pt" style:font-style-complex="italic" style:font-weight-complex="normal"/>
    </style:style>
    <style:style style:name="T77" style:family="text">
      <style:text-properties style:font-name="CMU Serif" fo:font-size="10.5pt" fo:language="pt" fo:country="PT" fo:font-style="italic" fo:font-weight="normal" officeooo:rsid="00579b73" style:font-size-asian="10.5pt" style:font-style-asian="italic" style:font-weight-asian="normal" style:font-size-complex="10.5pt" style:font-style-complex="italic" style:font-weight-complex="normal"/>
    </style:style>
    <style:style style:name="T78" style:family="text">
      <style:text-properties style:font-name="CMU Serif" fo:font-size="10.5pt" fo:language="pt" fo:country="PT" fo:font-style="italic" fo:font-weight="normal" officeooo:rsid="00c649fc" style:font-size-asian="10.5pt" style:font-style-asian="italic" style:font-weight-asian="normal" style:font-size-complex="10.5pt" style:font-style-complex="italic" style:font-weight-complex="normal"/>
    </style:style>
    <style:style style:name="T79" style:family="text">
      <style:text-properties style:font-name="CMU Serif" fo:font-size="10.5pt" fo:language="pt" fo:country="PT" fo:font-style="italic" officeooo:rsid="00579b73" style:font-size-asian="10.5pt" style:font-style-asian="italic" style:font-size-complex="10.5pt" style:font-style-complex="italic"/>
    </style:style>
    <style:style style:name="T80" style:family="text">
      <style:text-properties style:font-name="CMU Serif" fo:font-size="10.5pt" fo:language="pt" fo:country="PT" fo:font-style="italic" officeooo:rsid="00d461b6" style:font-size-asian="10.5pt" style:font-style-asian="italic" style:font-size-complex="10.5pt" style:font-style-complex="italic"/>
    </style:style>
    <style:style style:name="T81" style:family="text">
      <style:text-properties style:font-name="CMU Serif" fo:font-size="10.5pt" fo:language="pt" fo:country="PT" fo:font-style="italic" officeooo:rsid="00d9801c" style:font-size-asian="10.5pt" style:font-style-asian="italic" style:font-size-complex="10.5pt" style:font-style-complex="italic"/>
    </style:style>
    <style:style style:name="T82" style:family="text">
      <style:text-properties style:font-name="CMU Serif" fo:font-size="10.5pt" fo:language="pt" fo:country="PT" officeooo:rsid="004a0a76" style:font-size-asian="10.5pt" style:font-size-complex="10.5pt"/>
    </style:style>
    <style:style style:name="T83" style:family="text">
      <style:text-properties style:font-name="CMU Serif" fo:font-size="10.5pt" fo:language="pt" fo:country="PT" officeooo:rsid="004a1934" style:font-size-asian="10.5pt" style:font-size-complex="10.5pt"/>
    </style:style>
    <style:style style:name="T84" style:family="text">
      <style:text-properties style:font-name="CMU Serif" fo:font-size="10.5pt" fo:language="pt" fo:country="PT" officeooo:rsid="00579b73" style:font-size-asian="10.5pt" style:font-size-complex="10.5pt"/>
    </style:style>
    <style:style style:name="T85" style:family="text">
      <style:text-properties style:font-name="CMU Serif" fo:font-size="10.5pt" fo:language="pt" fo:country="PT" officeooo:rsid="0106a72b" style:font-size-asian="10.5pt" style:font-size-complex="10.5pt"/>
    </style:style>
    <style:style style:name="T86" style:family="text">
      <style:text-properties style:font-name="CMU Serif" fo:font-size="10.5pt" fo:language="pt" fo:country="PT" officeooo:rsid="0113ff6f" style:font-size-asian="10.5pt" style:font-size-complex="10.5pt"/>
    </style:style>
    <style:style style:name="T87" style:family="text">
      <style:text-properties style:font-name="CMU Serif" fo:font-size="10.5pt" fo:language="pt" fo:country="PT" officeooo:rsid="01145357" style:font-size-asian="10.5pt" style:font-size-complex="10.5pt"/>
    </style:style>
    <style:style style:name="T88" style:family="text">
      <style:text-properties style:font-name="CMU Serif" fo:font-size="10.5pt" fo:language="pt" fo:country="PT" officeooo:rsid="01154d82" style:font-size-asian="10.5pt" style:font-size-complex="10.5pt"/>
    </style:style>
    <style:style style:name="T89" style:family="text">
      <style:text-properties style:font-name="CMU Serif" fo:font-size="10.5pt" style:font-size-asian="10.5pt" style:font-size-complex="10.5pt"/>
    </style:style>
    <style:style style:name="T90" style:family="text">
      <style:text-properties style:font-name="CMU Serif" fo:font-size="10.5pt" officeooo:rsid="010b9065" style:font-size-asian="10.5pt" style:font-size-complex="10.5pt"/>
    </style:style>
    <style:style style:name="T91" style:family="text">
      <style:text-properties style:font-name="CMU Serif" fo:font-size="10.5pt" officeooo:rsid="01145357" style:font-size-asian="10.5pt" style:font-size-complex="10.5pt"/>
    </style:style>
    <style:style style:name="T92" style:family="text">
      <style:text-properties style:font-name="CMU Seri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93" style:family="text">
      <style:text-properties style:font-name="CMU Serif" fo:font-size="10.5pt" fo:font-style="italic" fo:font-weight="normal" officeooo:rsid="0069e994" style:font-size-asian="10.5pt" style:font-style-asian="italic" style:font-weight-asian="normal" style:font-size-complex="10.5pt" style:font-style-complex="italic" style:font-weight-complex="normal"/>
    </style:style>
    <style:style style:name="T94" style:family="text">
      <style:text-properties style:font-name="CMU Serif" fo:font-size="10.5pt" fo:font-style="italic" fo:font-weight="normal" officeooo:rsid="006ba0d0" style:font-size-asian="10.5pt" style:font-style-asian="italic" style:font-weight-asian="normal" style:font-size-complex="10.5pt" style:font-style-complex="italic" style:font-weight-complex="normal"/>
    </style:style>
    <style:style style:name="T95" style:family="text">
      <style:text-properties style:font-name="CMU Serif" fo:language="pt" fo:country="PT" fo:font-style="normal" officeooo:rsid="0035ea07" style:font-style-asian="normal" style:font-style-complex="normal"/>
    </style:style>
    <style:style style:name="T96" style:family="text">
      <style:text-properties style:font-name="CMU Serif" fo:language="pt" fo:country="PT" fo:font-style="normal" officeooo:rsid="006d601d" style:font-style-asian="normal" style:font-style-complex="normal"/>
    </style:style>
    <style:style style:name="T97" style:family="text">
      <style:text-properties style:font-name="CMU Serif" fo:language="pt" fo:country="PT" fo:font-style="normal" officeooo:rsid="006df917" style:font-style-asian="normal" style:font-style-complex="normal"/>
    </style:style>
    <style:style style:name="T98" style:family="text">
      <style:text-properties style:font-name="CMU Serif" fo:language="pt" fo:country="PT" fo:font-style="normal" officeooo:rsid="006e2eeb" style:font-style-asian="normal" style:font-style-complex="normal"/>
    </style:style>
    <style:style style:name="T99" style:family="text">
      <style:text-properties style:font-name="CMU Serif" fo:language="pt" fo:country="PT" fo:font-style="normal" officeooo:rsid="006f4b10" style:font-style-asian="normal" style:font-style-complex="normal"/>
    </style:style>
    <style:style style:name="T100" style:family="text">
      <style:text-properties style:font-name="CMU Serif" fo:language="pt" fo:country="PT" fo:font-style="normal" officeooo:rsid="0070da15" style:font-style-asian="normal" style:font-style-complex="normal"/>
    </style:style>
    <style:style style:name="T101" style:family="text">
      <style:text-properties style:font-name="CMU Serif" fo:language="pt" fo:country="PT" fo:font-style="normal" officeooo:rsid="007288fe" style:font-style-asian="normal" style:font-style-complex="normal"/>
    </style:style>
    <style:style style:name="T102" style:family="text">
      <style:text-properties style:font-name="CMU Serif" fo:language="pt" fo:country="PT" fo:font-style="normal" officeooo:rsid="00754b79" style:font-style-asian="normal" style:font-style-complex="normal"/>
    </style:style>
    <style:style style:name="T103" style:family="text">
      <style:text-properties style:font-name="CMU Serif" fo:language="pt" fo:country="PT" fo:font-style="normal" officeooo:rsid="0079d3af" style:font-style-asian="normal" style:font-style-complex="normal"/>
    </style:style>
    <style:style style:name="T104" style:family="text">
      <style:text-properties style:font-name="CMU Serif" fo:language="pt" fo:country="PT" fo:font-style="normal" officeooo:rsid="007a6659" style:font-style-asian="normal" style:font-style-complex="normal"/>
    </style:style>
    <style:style style:name="T105" style:family="text">
      <style:text-properties style:font-name="CMU Serif" fo:language="pt" fo:country="PT" fo:font-style="normal" officeooo:rsid="007b44a5" style:font-style-asian="normal" style:font-style-complex="normal"/>
    </style:style>
    <style:style style:name="T106" style:family="text">
      <style:text-properties style:font-name="CMU Serif" fo:language="pt" fo:country="PT" fo:font-style="normal" officeooo:rsid="007f2bf8" style:font-style-asian="normal" style:font-style-complex="normal"/>
    </style:style>
    <style:style style:name="T107" style:family="text">
      <style:text-properties style:font-name="CMU Serif" fo:language="pt" fo:country="PT" fo:font-style="normal" officeooo:rsid="007fd743" style:font-style-asian="normal" style:font-style-complex="normal"/>
    </style:style>
    <style:style style:name="T108" style:family="text">
      <style:text-properties style:font-name="CMU Serif" fo:language="pt" fo:country="PT" fo:font-style="normal" officeooo:rsid="0082231b" style:font-style-asian="normal" style:font-style-complex="normal"/>
    </style:style>
    <style:style style:name="T109" style:family="text">
      <style:text-properties style:font-name="CMU Serif" fo:language="pt" fo:country="PT" fo:font-style="normal" officeooo:rsid="00847fa6" style:font-style-asian="normal" style:font-style-complex="normal"/>
    </style:style>
    <style:style style:name="T110" style:family="text">
      <style:text-properties style:font-name="CMU Serif" fo:language="pt" fo:country="PT" fo:font-style="normal" officeooo:rsid="0085e622" style:font-style-asian="normal" style:font-style-complex="normal"/>
    </style:style>
    <style:style style:name="T111" style:family="text">
      <style:text-properties style:font-name="CMU Serif" fo:language="pt" fo:country="PT" fo:font-style="normal" officeooo:rsid="00886e9d" style:font-style-asian="normal" style:font-style-complex="normal"/>
    </style:style>
    <style:style style:name="T112" style:family="text">
      <style:text-properties style:font-name="CMU Serif" fo:language="pt" fo:country="PT" fo:font-style="normal" officeooo:rsid="008a349e" style:font-style-asian="normal" style:font-style-complex="normal"/>
    </style:style>
    <style:style style:name="T113" style:family="text">
      <style:text-properties style:font-name="CMU Serif" fo:language="pt" fo:country="PT" fo:font-style="normal" officeooo:rsid="008d750a" style:font-style-asian="normal" style:font-style-complex="normal"/>
    </style:style>
    <style:style style:name="T114" style:family="text">
      <style:text-properties style:font-name="CMU Serif" fo:language="pt" fo:country="PT" fo:font-style="normal" officeooo:rsid="00914a6c" style:font-style-asian="normal" style:font-style-complex="normal"/>
    </style:style>
    <style:style style:name="T115" style:family="text">
      <style:text-properties style:font-name="CMU Serif" fo:language="pt" fo:country="PT" fo:font-style="normal" officeooo:rsid="00943f4d" style:font-style-asian="normal" style:font-style-complex="normal"/>
    </style:style>
    <style:style style:name="T116" style:family="text">
      <style:text-properties style:font-name="CMU Serif" fo:language="pt" fo:country="PT" fo:font-style="normal" officeooo:rsid="00954272" style:font-style-asian="normal" style:font-style-complex="normal"/>
    </style:style>
    <style:style style:name="T117" style:family="text">
      <style:text-properties style:font-name="CMU Serif" fo:language="pt" fo:country="PT" fo:font-style="normal" officeooo:rsid="0096986f" style:font-style-asian="normal" style:font-style-complex="normal"/>
    </style:style>
    <style:style style:name="T118" style:family="text">
      <style:text-properties style:font-name="CMU Serif" fo:language="pt" fo:country="PT" fo:font-style="normal" officeooo:rsid="0097627e" style:font-style-asian="normal" style:font-style-complex="normal"/>
    </style:style>
    <style:style style:name="T119" style:family="text">
      <style:text-properties style:font-name="CMU Serif" fo:language="pt" fo:country="PT" fo:font-style="normal" officeooo:rsid="0098e44e" style:font-style-asian="normal" style:font-style-complex="normal"/>
    </style:style>
    <style:style style:name="T120" style:family="text">
      <style:text-properties style:font-name="CMU Serif" fo:language="pt" fo:country="PT" fo:font-style="normal" officeooo:rsid="009cca11" style:font-style-asian="normal" style:font-style-complex="normal"/>
    </style:style>
    <style:style style:name="T121" style:family="text">
      <style:text-properties style:font-name="CMU Serif" fo:language="pt" fo:country="PT" fo:font-style="normal" officeooo:rsid="009e8ab1" style:font-style-asian="normal" style:font-style-complex="normal"/>
    </style:style>
    <style:style style:name="T122" style:family="text">
      <style:text-properties style:font-name="CMU Serif" fo:language="pt" fo:country="PT" fo:font-style="normal" officeooo:rsid="00a2228d" style:font-style-asian="normal" style:font-style-complex="normal"/>
    </style:style>
    <style:style style:name="T123" style:family="text">
      <style:text-properties style:font-name="CMU Serif" fo:language="pt" fo:country="PT" fo:font-style="normal" officeooo:rsid="00a37979" style:font-style-asian="normal" style:font-style-complex="normal"/>
    </style:style>
    <style:style style:name="T124" style:family="text">
      <style:text-properties style:font-name="CMU Serif" fo:language="pt" fo:country="PT" fo:font-style="normal" officeooo:rsid="00a386ae" style:font-style-asian="normal" style:font-style-complex="normal"/>
    </style:style>
    <style:style style:name="T125" style:family="text">
      <style:text-properties style:font-name="CMU Serif" fo:language="pt" fo:country="PT" fo:font-style="normal" officeooo:rsid="00a4bbd7" style:font-style-asian="normal" style:font-style-complex="normal"/>
    </style:style>
    <style:style style:name="T126" style:family="text">
      <style:text-properties style:font-name="CMU Serif" fo:language="pt" fo:country="PT" fo:font-style="normal" officeooo:rsid="00a6302a" style:font-style-asian="normal" style:font-style-complex="normal"/>
    </style:style>
    <style:style style:name="T127" style:family="text">
      <style:text-properties style:font-name="CMU Serif" fo:language="pt" fo:country="PT" fo:font-style="normal" officeooo:rsid="00a7355d" style:font-style-asian="normal" style:font-style-complex="normal"/>
    </style:style>
    <style:style style:name="T128" style:family="text">
      <style:text-properties style:font-name="CMU Serif" fo:language="pt" fo:country="PT" fo:font-style="normal" officeooo:rsid="00a8353e" style:font-style-asian="normal" style:font-style-complex="normal"/>
    </style:style>
    <style:style style:name="T129" style:family="text">
      <style:text-properties style:font-name="CMU Serif" fo:language="pt" fo:country="PT" fo:font-style="normal" officeooo:rsid="00a95465" style:font-style-asian="normal" style:font-style-complex="normal"/>
    </style:style>
    <style:style style:name="T130" style:family="text">
      <style:text-properties style:font-name="CMU Serif" fo:language="pt" fo:country="PT" fo:font-style="normal" officeooo:rsid="00aa8b1f" style:font-style-asian="normal" style:font-style-complex="normal"/>
    </style:style>
    <style:style style:name="T131" style:family="text">
      <style:text-properties style:font-name="CMU Serif" fo:language="pt" fo:country="PT" fo:font-style="normal" officeooo:rsid="00aca1c8" style:font-style-asian="normal" style:font-style-complex="normal"/>
    </style:style>
    <style:style style:name="T132" style:family="text">
      <style:text-properties style:font-name="CMU Serif" fo:language="pt" fo:country="PT" fo:font-style="normal" officeooo:rsid="00b4036a" style:font-style-asian="normal" style:font-style-complex="normal"/>
    </style:style>
    <style:style style:name="T133" style:family="text">
      <style:text-properties style:font-name="CMU Serif" fo:language="pt" fo:country="PT" fo:font-style="normal" officeooo:rsid="00b49bac" style:font-style-asian="normal" style:font-style-complex="normal"/>
    </style:style>
    <style:style style:name="T134" style:family="text">
      <style:text-properties style:font-name="CMU Serif" fo:language="pt" fo:country="PT" fo:font-style="normal" officeooo:rsid="00dbffc1" style:font-style-asian="normal" style:font-style-complex="normal"/>
    </style:style>
    <style:style style:name="T135" style:family="text">
      <style:text-properties style:font-name="CMU Serif" fo:language="pt" fo:country="PT" fo:font-style="normal" officeooo:rsid="00e00b06" style:font-style-asian="normal" style:font-style-complex="normal"/>
    </style:style>
    <style:style style:name="T136" style:family="text">
      <style:text-properties style:font-name="CMU Serif" fo:language="pt" fo:country="PT" fo:font-style="normal" officeooo:rsid="00e214ab" style:font-style-asian="normal" style:font-style-complex="normal"/>
    </style:style>
    <style:style style:name="T137" style:family="text">
      <style:text-properties style:font-name="CMU Serif" fo:language="pt" fo:country="PT" fo:font-style="normal" officeooo:rsid="00e3f30d" style:font-style-asian="normal" style:font-style-complex="normal"/>
    </style:style>
    <style:style style:name="T138" style:family="text">
      <style:text-properties style:font-name="CMU Serif" fo:language="pt" fo:country="PT" fo:font-style="normal" officeooo:rsid="00e5f02e" style:font-style-asian="normal" style:font-style-complex="normal"/>
    </style:style>
    <style:style style:name="T139" style:family="text">
      <style:text-properties style:font-name="CMU Serif" fo:language="pt" fo:country="PT" fo:font-style="normal" officeooo:rsid="00e6b9f5" style:font-style-asian="normal" style:font-style-complex="normal"/>
    </style:style>
    <style:style style:name="T140" style:family="text">
      <style:text-properties style:font-name="CMU Serif" fo:language="pt" fo:country="PT" fo:font-style="normal" officeooo:rsid="00e6ba61" style:font-style-asian="normal" style:font-style-complex="normal"/>
    </style:style>
    <style:style style:name="T141" style:family="text">
      <style:text-properties style:font-name="CMU Serif" fo:language="pt" fo:country="PT" fo:font-style="normal" officeooo:rsid="00f98e26" style:font-style-asian="normal" style:font-style-complex="normal"/>
    </style:style>
    <style:style style:name="T142" style:family="text">
      <style:text-properties style:font-name="CMU Serif" fo:language="pt" fo:country="PT" fo:font-style="normal" officeooo:rsid="0119ec85" style:font-style-asian="normal" style:font-style-complex="normal"/>
    </style:style>
    <style:style style:name="T143" style:family="text">
      <style:text-properties style:font-name="CMU Serif" fo:language="pt" fo:country="PT" fo:font-style="normal" officeooo:rsid="011b59e2" style:font-style-asian="normal" style:font-style-complex="normal"/>
    </style:style>
    <style:style style:name="T144" style:family="text">
      <style:text-properties style:font-name="CMU Serif" fo:language="pt" fo:country="PT" fo:font-style="normal" officeooo:rsid="011d3e7a" style:font-style-asian="normal" style:font-style-complex="normal"/>
    </style:style>
    <style:style style:name="T145" style:family="text">
      <style:text-properties style:font-name="CMU Serif" fo:language="pt" fo:country="PT" fo:font-style="normal" officeooo:rsid="011e8e18" style:font-style-asian="normal" style:font-style-complex="normal"/>
    </style:style>
    <style:style style:name="T146" style:family="text">
      <style:text-properties style:font-name="CMU Serif" fo:language="pt" fo:country="PT" fo:font-style="normal" officeooo:rsid="011fb602" style:font-style-asian="normal" style:font-style-complex="normal"/>
    </style:style>
    <style:style style:name="T147" style:family="text">
      <style:text-properties style:font-name="CMU Serif" fo:language="pt" fo:country="PT" fo:font-style="normal" officeooo:rsid="012154f4" style:font-style-asian="normal" style:font-style-complex="normal"/>
    </style:style>
    <style:style style:name="T148" style:family="text">
      <style:text-properties style:font-name="CMU Serif" fo:language="pt" fo:country="PT" fo:font-style="normal" officeooo:rsid="0122b5bf" style:font-style-asian="normal" style:font-style-complex="normal"/>
    </style:style>
    <style:style style:name="T149" style:family="text">
      <style:text-properties style:font-name="CMU Serif" fo:language="pt" fo:country="PT" fo:font-style="normal" officeooo:rsid="0026eb86" style:font-style-asian="normal" style:font-style-complex="normal"/>
    </style:style>
    <style:style style:name="T150" style:family="text">
      <style:text-properties style:font-name="CMU Serif" fo:language="pt" fo:country="PT" fo:font-style="normal" officeooo:rsid="012346bb" style:font-style-asian="normal" style:font-style-complex="normal"/>
    </style:style>
    <style:style style:name="T151" style:family="text">
      <style:text-properties style:font-name="CMU Serif" fo:language="pt" fo:country="PT" fo:font-style="normal" officeooo:rsid="0123f658" style:font-style-asian="normal" style:font-style-complex="normal"/>
    </style:style>
    <style:style style:name="T152" style:family="text">
      <style:text-properties style:font-name="CMU Serif" fo:language="pt" fo:country="PT" fo:font-style="normal" officeooo:rsid="0124a78c" style:font-style-asian="normal" style:font-style-complex="normal"/>
    </style:style>
    <style:style style:name="T153" style:family="text">
      <style:text-properties style:font-name="CMU Serif" fo:language="pt" fo:country="PT" fo:font-style="normal" officeooo:rsid="0126a319" style:font-style-asian="normal" style:font-style-complex="normal"/>
    </style:style>
    <style:style style:name="T154" style:family="text">
      <style:text-properties style:font-name="CMU Serif" fo:language="pt" fo:country="PT" fo:font-style="normal" officeooo:rsid="0127bfa7" style:font-style-asian="normal" style:font-style-complex="normal"/>
    </style:style>
    <style:style style:name="T155" style:family="text">
      <style:text-properties style:font-name="CMU Serif" fo:language="pt" fo:country="PT" fo:font-style="normal" officeooo:rsid="0129d774" style:font-style-asian="normal" style:font-style-complex="normal"/>
    </style:style>
    <style:style style:name="T156" style:family="text">
      <style:text-properties style:font-name="CMU Serif" fo:language="pt" fo:country="PT" fo:font-style="normal" officeooo:rsid="01301922" style:font-style-asian="normal" style:font-style-complex="normal"/>
    </style:style>
    <style:style style:name="T157" style:family="text">
      <style:text-properties style:font-name="CMU Serif" fo:language="pt" fo:country="PT" fo:font-style="normal" officeooo:rsid="013dda5c" style:font-style-asian="normal" style:font-style-complex="normal"/>
    </style:style>
    <style:style style:name="T158" style:family="text">
      <style:text-properties style:font-name="CMU Serif" fo:language="pt" fo:country="PT" fo:font-style="normal" officeooo:rsid="013e1a13" style:font-style-asian="normal" style:font-style-complex="normal"/>
    </style:style>
    <style:style style:name="T159" style:family="text">
      <style:text-properties style:font-name="CMU Serif" fo:language="pt" fo:country="PT" fo:font-style="normal" officeooo:rsid="01422eb6" style:font-style-asian="normal" style:font-style-complex="normal"/>
    </style:style>
    <style:style style:name="T160" style:family="text">
      <style:text-properties style:font-name="CMU Serif" fo:language="pt" fo:country="PT" fo:font-style="normal" officeooo:rsid="01430f5b" style:font-style-asian="normal" style:font-style-complex="normal"/>
    </style:style>
    <style:style style:name="T161" style:family="text">
      <style:text-properties style:font-name="CMU Serif" fo:language="pt" fo:country="PT" fo:font-style="normal" officeooo:rsid="0143ba4d" style:font-style-asian="normal" style:font-style-complex="normal"/>
    </style:style>
    <style:style style:name="T162" style:family="text">
      <style:text-properties style:font-name="CMU Serif" fo:language="pt" fo:country="PT" fo:font-style="normal" officeooo:rsid="01447fc9" style:font-style-asian="normal" style:font-style-complex="normal"/>
    </style:style>
    <style:style style:name="T163" style:family="text">
      <style:text-properties style:font-name="CMU Serif" fo:language="pt" fo:country="PT" fo:font-style="normal" officeooo:rsid="0148f331" style:font-style-asian="normal" style:font-style-complex="normal"/>
    </style:style>
    <style:style style:name="T164" style:family="text">
      <style:text-properties style:font-name="CMU Serif" fo:language="pt" fo:country="PT" fo:font-style="normal" officeooo:rsid="014a2255" style:font-style-asian="normal" style:font-style-complex="normal"/>
    </style:style>
    <style:style style:name="T165" style:family="text">
      <style:text-properties style:font-name="CMU Serif" fo:language="pt" fo:country="PT" fo:font-style="normal" officeooo:rsid="014bd7d8" style:font-style-asian="normal" style:font-style-complex="normal"/>
    </style:style>
    <style:style style:name="T166" style:family="text">
      <style:text-properties style:font-name="CMU Serif" fo:language="pt" fo:country="PT" fo:font-style="normal" officeooo:rsid="015de2e8" style:font-style-asian="normal" style:font-style-complex="normal"/>
    </style:style>
    <style:style style:name="T167" style:family="text">
      <style:text-properties style:font-name="CMU Serif" fo:language="pt" fo:country="PT" fo:font-style="normal" officeooo:rsid="017d248b" style:font-style-asian="normal" style:font-style-complex="normal"/>
    </style:style>
    <style:style style:name="T168" style:family="text">
      <style:text-properties style:font-name="CMU Serif" fo:language="pt" fo:country="PT" fo:font-style="italic" officeooo:rsid="007a6659" style:font-style-asian="italic" style:font-style-complex="italic"/>
    </style:style>
    <style:style style:name="T169" style:family="text">
      <style:text-properties style:font-name="CMU Serif" fo:language="pt" fo:country="PT" fo:font-style="italic" officeooo:rsid="008a349e" style:font-style-asian="italic" style:font-style-complex="italic"/>
    </style:style>
    <style:style style:name="T170" style:family="text">
      <style:text-properties style:font-name="CMU Serif" fo:language="pt" fo:country="PT" fo:font-style="italic" officeooo:rsid="008d750a" style:font-style-asian="italic" style:font-style-complex="italic"/>
    </style:style>
    <style:style style:name="T171" style:family="text">
      <style:text-properties style:font-name="CMU Serif" fo:language="pt" fo:country="PT" fo:font-style="italic" officeooo:rsid="0097627e" style:font-style-asian="italic" style:font-style-complex="italic"/>
    </style:style>
    <style:style style:name="T172" style:family="text">
      <style:text-properties style:font-name="CMU Serif" fo:language="pt" fo:country="PT" fo:font-style="italic" officeooo:rsid="0098e44e" style:font-style-asian="italic" style:font-style-complex="italic"/>
    </style:style>
    <style:style style:name="T173" style:family="text">
      <style:text-properties style:font-name="CMU Serif" fo:language="pt" fo:country="PT" fo:font-style="italic" officeooo:rsid="00a2228d" style:font-style-asian="italic" style:font-style-complex="italic"/>
    </style:style>
    <style:style style:name="T174" style:family="text">
      <style:text-properties style:font-name="CMU Serif" fo:language="pt" fo:country="PT" fo:font-style="italic" officeooo:rsid="00a37979" style:font-style-asian="italic" style:font-style-complex="italic"/>
    </style:style>
    <style:style style:name="T175" style:family="text">
      <style:text-properties style:font-name="CMU Serif" fo:language="pt" fo:country="PT" fo:font-style="italic" officeooo:rsid="00a4bbd7" style:font-style-asian="italic" style:font-style-complex="italic"/>
    </style:style>
    <style:style style:name="T176" style:family="text">
      <style:text-properties style:font-name="CMU Serif" fo:language="pt" fo:country="PT" fo:font-style="italic" officeooo:rsid="00a95465" style:font-style-asian="italic" style:font-style-complex="italic"/>
    </style:style>
    <style:style style:name="T177" style:family="text">
      <style:text-properties style:font-name="CMU Serif" fo:language="pt" fo:country="PT" fo:font-style="italic" officeooo:rsid="00e6b9f5" style:font-style-asian="italic" style:font-style-complex="italic"/>
    </style:style>
    <style:style style:name="T178" style:family="text">
      <style:text-properties style:font-name="CMU Serif" fo:language="pt" fo:country="PT" fo:font-weight="normal" style:font-weight-asian="normal" style:font-weight-complex="normal"/>
    </style:style>
    <style:style style:name="T179" style:family="text">
      <style:text-properties style:font-name="CMU Serif" fo:language="pt" fo:country="PT" fo:font-weight="normal" officeooo:rsid="01725c0e" style:font-weight-asian="normal" style:font-weight-complex="normal"/>
    </style:style>
    <style:style style:name="T180" style:family="text">
      <style:text-properties style:font-name="CMU Serif" fo:font-size="12pt" fo:language="pt" fo:country="PT" fo:font-style="normal" fo:font-weight="bold" officeooo:rsid="005da6fb" style:font-size-asian="12pt" style:font-style-asian="normal" style:font-weight-asian="bold" style:font-size-complex="12pt" style:font-style-complex="normal" style:font-weight-complex="bold"/>
    </style:style>
    <style:style style:name="T181" style:family="text">
      <style:text-properties style:font-name="CMU Serif" fo:font-size="12pt" fo:language="pt" fo:country="PT" fo:font-style="normal" fo:font-weight="bold" officeooo:rsid="0035ea07" style:font-size-asian="12pt" style:font-style-asian="normal" style:font-weight-asian="bold" style:font-size-complex="12pt" style:font-style-complex="normal" style:font-weight-complex="bold"/>
    </style:style>
    <style:style style:name="T182" style:family="text">
      <style:text-properties style:font-name="CMU Serif" fo:font-size="12pt" fo:language="pt" fo:country="PT" fo:font-style="normal" fo:font-weight="bold" officeooo:rsid="0069e994" style:font-size-asian="12pt" style:font-style-asian="normal" style:font-weight-asian="bold" style:font-size-complex="12pt" style:font-style-complex="normal" style:font-weight-complex="bold"/>
    </style:style>
    <style:style style:name="T183" style:family="text">
      <style:text-properties style:font-name="CMU Serif" fo:font-size="12pt" fo:language="pt" fo:country="PT" fo:font-style="normal" fo:font-weight="bold" officeooo:rsid="00bcd66e" style:font-size-asian="12pt" style:font-style-asian="normal" style:font-weight-asian="bold" style:font-size-complex="12pt" style:font-style-complex="normal" style:font-weight-complex="bold"/>
    </style:style>
    <style:style style:name="T184" style:family="text">
      <style:text-properties style:font-name="CMU Serif" fo:font-size="12pt" fo:language="pt" fo:country="PT" fo:font-style="normal" fo:font-weight="bold" officeooo:rsid="00231320" style:font-size-asian="10.5pt" style:font-style-asian="normal" style:font-weight-asian="bold" style:font-size-complex="12pt" style:font-style-complex="normal" style:font-weight-complex="bold"/>
    </style:style>
    <style:style style:name="T185" style:family="text">
      <style:text-properties style:font-name="CMU Serif" fo:font-size="12pt" fo:language="pt" fo:country="PT" fo:font-style="normal" fo:font-weight="bold" officeooo:rsid="00bcdd46" style:font-size-asian="10.5pt" style:font-style-asian="normal" style:font-weight-asian="bold" style:font-size-complex="12pt" style:font-style-complex="normal" style:font-weight-complex="bold"/>
    </style:style>
    <style:style style:name="T186" style:family="text">
      <style:text-properties style:font-name="CMU Serif" fo:font-size="12pt" fo:language="pt" fo:country="PT" fo:font-style="normal" fo:font-weight="bold" officeooo:rsid="0035ea07" style:font-size-asian="10.5pt" style:font-style-asian="normal" style:font-weight-asian="bold" style:font-size-complex="12pt" style:font-style-complex="normal" style:font-weight-complex="bold"/>
    </style:style>
    <style:style style:name="T187" style:family="text">
      <style:text-properties style:font-name="CMU Serif" fo:font-size="11pt" fo:language="pt" fo:country="PT" fo:font-style="normal" fo:font-weight="bold" officeooo:rsid="010a7a68" style:font-size-asian="11pt" style:font-style-asian="normal" style:font-weight-asian="bold" style:font-size-complex="11pt" style:font-style-complex="normal" style:font-weight-complex="bold"/>
    </style:style>
    <style:style style:name="T188" style:family="text">
      <style:text-properties style:font-name="CMU Serif" fo:font-size="11pt" fo:language="pt" fo:country="PT" fo:font-style="normal" fo:font-weight="bold" officeooo:rsid="0124a78c" style:font-size-asian="11pt" style:font-style-asian="normal" style:font-weight-asian="bold" style:font-size-complex="11pt" style:font-style-complex="normal" style:font-weight-complex="bold"/>
    </style:style>
    <style:style style:name="T189" style:family="text">
      <style:text-properties officeooo:rsid="00368d60"/>
    </style:style>
    <style:style style:name="T190" style:family="text">
      <style:text-properties officeooo:rsid="0037c05d"/>
    </style:style>
    <style:style style:name="T191" style:family="text">
      <style:text-properties officeooo:rsid="00398778"/>
    </style:style>
    <style:style style:name="T192" style:family="text">
      <style:text-properties officeooo:rsid="0039cab5"/>
    </style:style>
    <style:style style:name="T193" style:family="text">
      <style:text-properties style:text-underline-style="none" officeooo:rsid="00288b69"/>
    </style:style>
    <style:style style:name="T194" style:family="text">
      <style:text-properties officeooo:rsid="00ebb365"/>
    </style:style>
    <style:style style:name="T195" style:family="text">
      <style:text-properties officeooo:rsid="0100f6cd"/>
    </style:style>
    <style:style style:name="T196" style:family="text">
      <style:text-properties officeooo:rsid="010325c9"/>
    </style:style>
    <style:style style:name="T197" style:family="text">
      <style:text-properties officeooo:rsid="0106a72b"/>
    </style:style>
    <style:style style:name="T198" style:family="text">
      <style:text-properties officeooo:rsid="011049f9"/>
    </style:style>
    <style:style style:name="T199" style:family="text">
      <style:text-properties officeooo:rsid="01550a74"/>
    </style:style>
    <style:style style:name="T200" style:family="text">
      <style:text-properties officeooo:rsid="017c2c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nálise Crítica à Plataforma Contiki</text:p>
      <text:p text:style-name="P7">José António Portela Areia</text:p>
      <text:p text:style-name="P8"><text:span text:style-name="T1">Outubro</text:span> 2022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Introdução</text:p>
      <text:p text:style-name="P13">Contiki é um sistema operativo focado em redes de pouco consumo <text:span text:style-name="T2">com objetivo principal de servir dispositivos IoT </text:span><text:span text:style-name="T195">que,</text:span><text:span text:style-name="T2"> </text:span><text:span text:style-name="T195">j</text:span><text:span text:style-name="T194">untamente com a ferramenta Cooja, </text:span><text:span text:style-name="T195">permite</text:span><text:span text:style-name="T194"> simular um cenário virtual com vários protocolos de comunicação a eles inerentes.</text:span></text:p>
      <text:p text:style-name="P11">Em teoria, esta plataforma seria ideal para a representação de um cenário simulado para o projeto <text:span text:style-name="T195">em questão</text:span>, no entanto, durante <text:span text:style-name="T3">um</text:span> desenvolvimento <text:span text:style-name="T3">com duração de 4 meses </text:span>foram encontradas várias falhas e/ou problemas que culminaram na desistência da util<text:span text:style-name="T3">i</text:span>zação d<text:span text:style-name="T195">a</text:span> mesm<text:span text:style-name="T195">a</text:span>.</text:p>
      <text:p text:style-name="P11">Neste relatório irão ser analisados e explicados em detalhe todos os problemas que surgiram nos diferentes tipos de implementação abordados durante o desenvolvimento do projeto, que refletem todo o trabalho desenvolvido ao longo do período temporal em epígraf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813844921" text:style-name="L5">
        <text:list-item>
          <text:p text:style-name="P21"><text:span text:style-name="T184">Plataforma Contiki-NG </text:span><text:span text:style-name="T185">(Native Linux)</text:span><text:span text:style-name="T184"> </text:span><text:span text:style-name="T186">&amp; Cooja</text:span></text:p>
        </text:list-item>
      </text:list>
      <text:p text:style-name="P14"><text:tab/>Após <text:span text:style-name="T195">se ter</text:span> um cenário pensado e desenhado, <text:span text:style-name="T4">a próxima fase </text:span><text:span text:style-name="T195">consistiu-</text:span><text:span text:style-name="T199">se</text:span><text:span text:style-name="T195"> n</text:span><text:span text:style-name="T4">a escolha da ferramenta a utilizar para representar o cenário </text:span><text:span text:style-name="T195">e</text:span><text:span text:style-name="T4">, após um vasta pesquisa </text:span><text:span text:style-name="T195">à procura de</text:span><text:span text:style-name="T4"> </text:span><text:span text:style-name="T195">um</text:span><text:span text:style-name="T4">a solução ideal, </text:span><text:span text:style-name="T195">optou-se pel</text:span><text:span text:style-name="T4">a plataforma Contiki-NG.</text:span></text:p>
      <text:p text:style-name="P15"><text:tab/><text:span text:style-name="T198">A plataforma escolhida é a </text:span>versão <text:span text:style-name="T198">mais recente </text:span>do sistema operativo Contiki, <text:span text:style-name="T198">que oferece diversas instalações de modo a suportar vários </text:span>sistemas diferentes. N<text:span text:style-name="T198">este</text:span> caso, para a plataforma Contiki-NG, <text:span text:style-name="T198">testaram-se as instalações</text:span> <text:span text:style-name="T193">Docker</text:span><text:span text:style-name="T5"> e Native toolchain</text:span><text:span text:style-name="T6"> </text:span><text:span text:style-name="T5">(Linux).</text:span></text:p>
      <text:p text:style-name="P16"><text:tab/><text:span text:style-name="T189">A ferramenta Cooja, disponibilizada </text:span><text:span text:style-name="T196">através d</text:span><text:span text:style-name="T189">a instalação da plataforma Contiki-NG, oferece uma ‘</text:span><text:span text:style-name="T7">interface’</text:span><text:span text:style-name="T189"> gráfica </text:span><text:span text:style-name="T196">que </text:span><text:span text:style-name="T197">permite</text:span><text:span text:style-name="T189"> a simulação de </text:span><text:span text:style-name="T190">uma rede </text:span><text:span text:style-name="T196">e</text:span><text:span text:style-name="T190"> </text:span><text:span text:style-name="T191">a possibilidade d</text:span><text:span text:style-name="T196">e</text:span><text:span text:style-name="T191"> criação de vários ‘</text:span><text:span text:style-name="T8">motes’, </text:span><text:span text:style-name="T192">que representam, de uma forma simulada, equipamento físico dedicado para redes IoT como, por exemplo, os dispositivos </text:span><text:span text:style-name="T196">N</text:span><text:span text:style-name="T192">RF52 ou Zolertia Zoul.</text:span></text:p>
      <text:p text:style-name="P28"><text:span text:style-name="T9"><text:tab/></text:span><text:span text:style-name="T40">Numa primeira abordagem, recorreu-se</text:span><text:span text:style-name="T41"> </text:span><text:span text:style-name="T40">à</text:span><text:span text:style-name="T41"> instalação nativa da plataforma Contiki-NG numa máquina Linux (Debian 11 Bullseye) </text:span><text:span text:style-name="T40">e</text:span><text:span text:style-name="T42"> </text:span><text:span text:style-name="T40">à</text:span><text:span text:style-name="T42"> utilização da ferramenta Cooja, </text:span><text:span text:style-name="T40">onde</text:span><text:span text:style-name="T42"> foram encontradas as primeiras limitações. </text:span><text:span text:style-name="T43">Essas limitações refletem-se no uso dos protocolos de comunicação propostos para o projeto </text:span><text:span text:style-name="T40">(</text:span><text:span text:style-name="T43">CoAP e MQTT</text:span><text:span text:style-name="T40">)</text:span><text:span text:style-name="T43">.</text:span></text:p>
      <text:p text:style-name="P25"><text:span text:style-name="T43"/></text:p>
      <text:list xml:id="list711998617" text:style-name="Numbering_20_123">
        <text:list-item>
          <text:list>
            <text:list-item>
              <text:p text:style-name="P23"><text:span text:style-name="T178">Protocolo CoAP</text:span></text:p>
            </text:list-item>
          </text:list>
        </text:list-item>
      </text:list>
      <text:p text:style-name="P26"><text:span text:style-name="T9"><text:tab/></text:span><text:span text:style-name="T31">A</text:span><text:span text:style-name="T10"> plataforma </text:span><text:span text:style-name="T29">Contiki-NG</text:span><text:span text:style-name="T10"> não oferece um cliente que comunique de uma forma estável com </text:span><text:span text:style-name="T11">o servidor </text:span><text:span text:style-name="T31">e, usando o protocolo CoAP,</text:span><text:span text:style-name="T29"> torn</text:span><text:span text:style-name="T39">a-se</text:span><text:span text:style-name="T29"> </text:span><text:span text:style-name="T12">impossível associar um ‘</text:span><text:span text:style-name="T76">mote’</text:span><text:span text:style-name="T12"> </text:span><text:span text:style-name="T13">a um cliente CoAP </text:span><text:span text:style-name="T12">na ferramenta Cooj</text:span><text:span text:style-name="T34">a,</text:span><text:span text:style-name="T12"> </text:span><text:span text:style-name="T31">o que</text:span><text:span text:style-name="T13"> </text:span><text:span text:style-name="T29">se revela </text:span><text:span text:style-name="T39">uma</text:span><text:span text:style-name="T13"> limitação </text:span><text:span text:style-name="T31">flagrante</text:span><text:span text:style-name="T13">. </text:span><text:span text:style-name="T14">No entanto</text:span><text:span text:style-name="T29">, é</text:span><text:span text:style-name="T14"> possível criar um cliente CoAP compilando-o </text:span><text:span text:style-name="T44">de forma nativa</text:span><text:span text:style-name="T14">, </text:span><text:span text:style-name="T32">embora</text:span><text:span text:style-name="T29"> não </text:span><text:span text:style-name="T32">fosse o </text:span><text:span text:style-name="T29">ideal para a representação do cenário, </text:span><text:span text:style-name="T14">visto </text:span><text:span text:style-name="T30">que </text:span><text:span text:style-name="T14">não </text:span><text:span text:style-name="T29">permite</text:span><text:span text:style-name="T14"> ter vários clientes CoAP numa comunicação simultânea com o servidor.</text:span></text:p>
      <text:p text:style-name="P27"><text:span text:style-name="T14"><text:tab/></text:span><text:span text:style-name="T30">Durante a procura de suporte n</text:span><text:span text:style-name="T15">a documentação disponibilizada pela plataforma Contiki-NG</text:span><text:span text:style-name="T30">,</text:span><text:span text:style-name="T15"> </text:span><text:span text:style-name="T35">encontrou-se um exemplo,</text:span><text:span text:style-name="T30"> </text:span><text:span text:style-name="T15">“</text:span><text:span text:style-name="T92">We have no tutorial for a Contiki-NG CoAP client yet, but we do provide an example firmware under </text:span><text:span text:style-name="Source_20_Text"><text:span text:style-name="T94">examples </text:span></text:span><text:span text:style-name="Source_20_Text"><text:span text:style-name="T93">[…]</text:span></text:span><text:span text:style-name="T89">”</text:span><text:span text:style-name="T85"> </text:span><text:span text:style-name="T86">e denotou-se que</text:span><text:span text:style-name="T82"> </text:span><text:span text:style-name="T86">o exemplo </text:span><text:span text:style-name="T82">disponibilizado </text:span><text:span text:style-name="T83">escass</text:span><text:span text:style-name="T86">eava</text:span><text:span text:style-name="T82"> de suporte e documentação, sendo difícil a adaptação do mesmo para </text:span><text:span text:style-name="T85">este</text:span><text:span text:style-name="T82"> projeto.</text:span></text:p>
      <text:p text:style-name="P20"/>
      <text:list xml:id="list213615732380390" text:continue-numbering="true" text:style-name="Numbering_20_123">
        <text:list-item>
          <text:list>
            <text:list-item>
              <text:p text:style-name="P24"><text:span text:style-name="T178">Protocolo </text:span><text:span text:style-name="T179">MQTT</text:span></text:p>
            </text:list-item>
          </text:list>
        </text:list-item>
      </text:list>
      <text:p text:style-name="P45"><text:span text:style-name="T9"><text:tab/></text:span><text:span text:style-name="T33">Dentro da</text:span><text:span text:style-name="T16"> plataforma Contiki-NG </text:span><text:span text:style-name="T33">também existe</text:span><text:span text:style-name="T17"> a possibilidade da implementação do protocolo MQTT </text:span><text:span text:style-name="T36">que</text:span><text:span text:style-name="T17">, </text:span><text:span text:style-name="T18">no entanto, </text:span><text:span text:style-name="T36">não oferece alguma </text:span><text:span text:style-name="T20">c</text:span><text:span text:style-name="T18">onfiguração possível: </text:span><text:span text:style-name="T19">“</text:span><text:span text:style-name="T92">The MQTT engine is implemented </text:span><text:span text:style-name="Source_20_Text"><text:span text:style-name="T93">[…]</text:span></text:span><text:span text:style-name="T92">. The implementation does not currently offer any configuration options</text:span><text:span text:style-name="T89">”</text:span><text:span text:style-name="T90"> </text:span><text:span text:style-name="T91">e </text:span><text:span text:style-name="T49">evidencia-se</text:span><text:span text:style-name="T91"> </text:span><text:span text:style-name="T84">a ausência de um ‘</text:span><text:span text:style-name="T79">broker’ </text:span><text:span text:style-name="T55">MQTT</text:span><text:span text:style-name="T91">, </text:span><text:span text:style-name="T87">sendo </text:span><text:span text:style-name="T88">que era </text:span><text:span text:style-name="T87">preciso</text:span><text:span text:style-name="T91"> um </text:span><text:span text:style-name="T55">‘</text:span><text:span text:style-name="T77">broker</text:span><text:span text:style-name="T45">’ externo</text:span><text:span text:style-name="T91"> </text:span><text:span text:style-name="T45">para alcançar a comunicação necessária. </text:span><text:span text:style-name="T46">Sublinha-se ainda que a comunicação nem sempre era possível, tendo apenas </text:span><text:span text:style-name="T50">sido</text:span><text:span text:style-name="T46"> alcanç</text:span><text:span text:style-name="T51">ada</text:span><text:span text:style-name="T46"> uma vez nas várias tentativas feitas. </text:span></text:p>
      <text:p text:style-name="P43"><text:span text:style-name="T46"><text:tab/></text:span><text:span text:style-name="T47">Termina</text:span><text:span text:style-name="T52">n</text:span><text:span text:style-name="T47">do a análise </text:span><text:span text:style-name="T51">d</text:span><text:span text:style-name="T47">o protocolo MQTT, a plataforma refere três limitações </text:span><text:span text:style-name="T51">(</text:span><text:span text:style-name="T47">encontradas previamente</text:span><text:span text:style-name="T51">) </text:span><text:span text:style-name="T53">em termos de falta de suporte</text:span><text:span text:style-name="T47">, </text:span><text:span text:style-name="T51">nomeadamente</text:span><text:span text:style-name="T47"> </text:span><text:span text:style-name="T48"><text:s/>para MQTT QoS </text:span><text:soft-page-break/><text:span text:style-name="T48">2, </text:span><text:span text:style-name="T53">para a </text:span><text:span text:style-name="T48">receção e publicação de mensagens com QoS 1 e d</text:span><text:span text:style-name="T54">a implementação de</text:span><text:span text:style-name="T48"> MQTT sobre TLS.</text:span></text:p>
      <text:p text:style-name="P32"/>
      <text:list xml:id="list213616118412276" text:continue-numbering="true" text:style-name="Numbering_20_123">
        <text:list-item>
          <text:p text:style-name="LaTeX_20_Title_20_1"><text:span text:style-name="T180">Plataforma </text:span><text:span text:style-name="T182">InstantContiki 3.0</text:span><text:span text:style-name="T180"> </text:span><text:span text:style-name="T181">&amp; Cooja</text:span></text:p>
        </text:list-item>
      </text:list>
      <text:p text:style-name="P36"><text:span text:style-name="T95"><text:tab/></text:span><text:span text:style-name="T144">Perante</text:span><text:span text:style-name="T96"> as limitações </text:span><text:span text:style-name="T142">previamente</text:span><text:span text:style-name="T98"> expostas</text:span><text:span text:style-name="T97">, </text:span><text:span text:style-name="T143">optou-se</text:span><text:span text:style-name="T97"> por outra plataforma, </text:span><text:span text:style-name="T145">também</text:span><text:span text:style-name="T97"> </text:span><text:span text:style-name="T99">disponibilizada pela entidade Contiki</text:span><text:span text:style-name="T100">, </text:span><text:span text:style-name="T143">utilizando </text:span><text:span text:style-name="T100">uma máquina virtual preparada para o efeito.</text:span></text:p>
      <text:p text:style-name="P37"><text:span text:style-name="T100"><text:tab/></text:span><text:span text:style-name="T146">A </text:span><text:span text:style-name="T100">máquina </text:span><text:span text:style-name="T146">virtual</text:span><text:span text:style-name="T100"> continha tudo o que era necessário para trabalhar com o Contiki na sua versão 3.0 (versão anterior à utilizada </text:span><text:span text:style-name="T146">na primeira abordagem</text:span><text:span text:style-name="T100">) </text:span><text:span text:style-name="T146">e </text:span><text:span text:style-name="T101">o sistema operativo <text:s/></text:span><text:span text:style-name="T146">definido foi o</text:span><text:span text:style-name="T101"> Ubuntu Desktop 14.04 LTS </text:span><text:span text:style-name="T147">(</text:span><text:span text:style-name="T102">lançado em 2014</text:span><text:span text:style-name="T147">)</text:span><text:span text:style-name="T102">, </text:span><text:span text:style-name="T104">o que </text:span><text:span text:style-name="T147">se traduz</text:span><text:span text:style-name="T159">ia</text:span><text:span text:style-name="T147"> em </text:span><text:span text:style-name="T104">‘</text:span><text:span text:style-name="T168">software’</text:span><text:span text:style-name="T104"> desatualizado </text:span><text:span text:style-name="T147">na sua maioria</text:span><text:span text:style-name="T101">. </text:span><text:span text:style-name="T103">No entanto, </text:span><text:span text:style-name="T105">optou-se por esta solução, </text:span><text:span text:style-name="T146">visto que,</text:span><text:span text:style-name="T105"> </text:span><text:span text:style-name="T106">teoricamente, </text:span><text:span text:style-name="T146">suportava</text:span><text:span text:style-name="T105"> a implementação de ambos os protocolos </text:span><text:span text:style-name="T146">(</text:span><text:span text:style-name="T105">CoAP e MQTT</text:span><text:span text:style-name="T146">)</text:span><text:span text:style-name="T105">, </text:span><text:span text:style-name="T148">mas, na prática, </text:span><text:span text:style-name="T147">também</text:span><text:span text:style-name="T107"> foram encontradas limitações na sua implementação.</text:span></text:p>
      <text:p text:style-name="P19"><text:span text:style-name="T107"/></text:p>
      <text:list xml:id="list213616617152367" text:continue-numbering="true" text:style-name="Numbering_20_123">
        <text:list-item>
          <text:list>
            <text:list-item>
              <text:p text:style-name="P22"><text:span text:style-name="T200">Protocolo CoAP</text:span></text:p>
            </text:list-item>
          </text:list>
        </text:list-item>
      </text:list>
      <text:p text:style-name="P46"><text:span text:style-name="T149"><text:tab/></text:span><text:span text:style-name="T160">O protocolo CoAP revelou-se uma limitação, visto que n</text:span><text:span text:style-name="T150">ão estava disponível uma implementação “pura” </text:span><text:span text:style-name="T160">deste protocolo</text:span><text:span text:style-name="T150">, apenas </text:span><text:span text:style-name="T108">uma implementação genérica de um</text:span><text:span text:style-name="T150">a</text:span><text:span text:style-name="T108"> aplicação REST cliente/servidor</text:span><text:span text:style-name="T161">.</text:span><text:span text:style-name="T108"> </text:span><text:span text:style-name="T161">P</text:span><text:span text:style-name="T113">or isso, não </text:span><text:span text:style-name="T150">foi</text:span><text:span text:style-name="T113"> possível </text:span><text:span text:style-name="T162">obter </text:span><text:span text:style-name="T113">uma visualização correta </text:span><text:span text:style-name="T151">(</text:span><text:span text:style-name="T113">através da extensão ‘</text:span><text:span text:style-name="T170">Copper’</text:span><text:span text:style-name="T151">)</text:span><text:span text:style-name="T113"> </text:span><text:span text:style-name="T162">com o intuito de </text:span><text:span text:style-name="T113">verificar os parâmetros enviados através </text:span><text:span text:style-name="T151">d</text:span><text:span text:style-name="T113">o protocolo.</text:span></text:p>
      <text:p text:style-name="P44"><text:span text:style-name="T113"/></text:p>
      <text:list xml:id="list213616752481193" text:continue-numbering="true" text:style-name="Numbering_20_123">
        <text:list-item>
          <text:list>
            <text:list-item>
              <text:p text:style-name="P22"><text:span text:style-name="T200">Protocolo MQTT</text:span></text:p>
            </text:list-item>
          </text:list>
        </text:list-item>
      </text:list>
      <text:p text:style-name="P47"><text:span text:style-name="T152"><text:tab/>N</text:span><text:span text:style-name="T109">ão estando disponível </text:span><text:span text:style-name="T152">uma implementação deste protocolo</text:span><text:span text:style-name="T109"> nesta versão do Contiki</text:span><text:span text:style-name="T110">, foi possível </text:span><text:span text:style-name="T111">implementar um protocolo similar ao MQTT </text:span><text:span text:style-name="T152">(</text:span><text:span text:style-name="T111">MQTT-SN</text:span><text:span text:style-name="T152">) através de </text:span><text:span text:style-name="T110">código-aberto</text:span><text:span text:style-name="T111">. </text:span><text:span text:style-name="T152">O</text:span><text:span text:style-name="T112"> protocolo </text:span><text:span text:style-name="T152">MQTT-SN</text:span><text:span text:style-name="T112"> </text:span><text:span text:style-name="T152">funcionou</text:span><text:span text:style-name="T112"> corretamente, </text:span><text:span text:style-name="T162">com</text:span><text:span text:style-name="T112"> os clientes representados por ‘</text:span><text:span text:style-name="T169">motes’</text:span><text:span text:style-name="T112"> na ferramenta Cooja e</text:span><text:span text:style-name="T152"> a existência d</text:span><text:span text:style-name="T112">o ‘</text:span><text:span text:style-name="T169">broker’</text:span><text:span text:style-name="T112"> externo, com auxílio da ferramenta ‘</text:span><text:span text:style-name="T169">Mosquitto’</text:span><text:span text:style-name="T112">.</text:span></text:p>
      <text:p text:style-name="P42"/>
      <text:p text:style-name="P38"><text:span text:style-name="T112"><text:tab/></text:span><text:span text:style-name="T114">Após </text:span><text:span text:style-name="T153">se </text:span><text:span text:style-name="T114">ter colocado estes dois protocolos a comunicar corretamente, </text:span><text:span text:style-name="T153">dentro</text:span><text:span text:style-name="T114"> </text:span><text:span text:style-name="T153">d</text:span><text:span text:style-name="T114">as possibilidades e limitações apresentadas, passou-se para a fase seguinte, de recolha tráfego </text:span><text:span text:style-name="T153">durante</text:span><text:span text:style-name="T114"> ataques sobre o cenário outrora simulado.</text:span></text:p>
      <text:p text:style-name="P38"><text:span text:style-name="T114"><text:tab/></text:span><text:span text:style-name="T154">Durante</text:span><text:span text:style-name="T115"> a recolha de tráfego, notou-se que o tráfego do protocolo “CoAP” não fo</text:span><text:span text:style-name="T154">i</text:span><text:span text:style-name="T115"> recolhido, dúvida sobre a qual permanece até ao momento. </text:span><text:span text:style-name="T116">No entanto, decidiu-se continuar e </text:span><text:span text:style-name="T162">prosseguir</text:span><text:span text:style-name="T116"> para a fase de ataques sobre o cenário simulado. Para </text:span><text:span text:style-name="T117">o efeito</text:span><text:span text:style-name="T116">, utilizou-se três ferramentas distintas, </text:span><text:span text:style-name="T154">nomeadamente</text:span><text:span text:style-name="T116"> </text:span><text:span text:style-name="T118">a framework</text:span><text:span text:style-name="T171"> RPL-Attacks, </text:span><text:span text:style-name="T119">a </text:span><text:span text:style-name="T172">‘toolkit’</text:span><text:span text:style-name="T119"> </text:span><text:span text:style-name="T172">THC-IPv6</text:span><text:span text:style-name="T119"> e a </text:span><text:span text:style-name="T172">MQ</text:span><text:span text:style-name="T173">T</text:span><text:span text:style-name="T172">T-Malaria, </text:span><text:span text:style-name="T119">ferramenta focada em ataques para o protocolo MQTT.</text:span></text:p>
      <text:p text:style-name="P39"><text:span text:style-name="T119"><text:tab/></text:span><text:span text:style-name="T120">Duas das ferramentas </text:span><text:span text:style-name="T155">referidas </text:span><text:span text:style-name="T164">(</text:span><text:span text:style-name="T173">RPL-Attacks </text:span><text:span text:style-name="T122">e </text:span><text:span text:style-name="T173">MQTT-Malaria</text:span><text:span text:style-name="T164">)</text:span><text:span text:style-name="T120"> não f</text:span><text:span text:style-name="T155">oram </text:span><text:span text:style-name="T120">instaladas e/ou configuradas com sucesso, devido ao facto exposto no início deste capítulo </text:span><text:span text:style-name="T163">(o</text:span><text:span text:style-name="T121"> sistema operativo usado limitava a sua instalação e/ou configuração devido a dependências </text:span><text:span text:style-name="T133">em falta</text:span><text:span text:style-name="T163">)</text:span><text:span text:style-name="T121">. </text:span><text:span text:style-name="T132">No entanto, foram executadas várias tentativas para a colocação </text:span><text:soft-page-break/><text:span text:style-name="T132">correta destas ferramentas </text:span><text:span text:style-name="T163">através</text:span><text:span text:style-name="T132">, </text:span><text:span text:style-name="T163">por exemplo, da </text:span><text:span text:style-name="T132">instala</text:span><text:span text:style-name="T163">ção</text:span><text:span text:style-name="T132"> </text:span><text:span text:style-name="T163">d</text:span><text:span text:style-name="T132">as várias dependências em falta, resultando em erros </text:span><text:span text:style-name="T121">esdrúxul</text:span><text:span text:style-name="T132">os.</text:span></text:p>
      <text:p text:style-name="P40"><text:span text:style-name="T122"><text:tab/></text:span><text:span text:style-name="T123">A última ferramenta disponível </text:span><text:span text:style-name="T165">(</text:span><text:span text:style-name="T172">‘toolkit’</text:span><text:span text:style-name="T119"> </text:span><text:span text:style-name="T172">THC-IPv6</text:span><text:span text:style-name="T165">)</text:span><text:span text:style-name="T123">, que visava fazer vários ataques de DoS, tinha como alvo principal um</text:span><text:span text:style-name="T156">a</text:span><text:span text:style-name="T123"> ‘</text:span><text:span text:style-name="T174">interface</text:span><text:span text:style-name="T123">’ específica e não um endereço </text:span><text:span text:style-name="T124">IPv6</text:span><text:span text:style-name="T123">, o que consistia numa limitação para o cenário atual, visto que </text:span><text:span text:style-name="T125">os ‘</text:span><text:span text:style-name="T175">motes</text:span><text:span text:style-name="T125">’ eram identificados por um endereço IPv6 e não por uma ‘</text:span><text:span text:style-name="T175">interface</text:span><text:span text:style-name="T125">’. No entanto, decidiu-se </text:span><text:span text:style-name="T165">realizar</text:span><text:span text:style-name="T125"> </text:span><text:span text:style-name="T165">um</text:span><text:span text:style-name="T125"> </text:span><text:span text:style-name="T129">‘</text:span><text:span text:style-name="T176">flood-attack</text:span><text:span text:style-name="T129">’</text:span><text:span text:style-name="T125"> sobre a ‘</text:span><text:span text:style-name="T175">interface</text:span><text:span text:style-name="T125">’ TUN0, </text:span><text:span text:style-name="T165">desenvolvida </text:span><text:span text:style-name="T125">para </text:span><text:span text:style-name="T165">suportar </text:span><text:span text:style-name="T125">a comunicação exterior com </text:span><text:span text:style-name="T165">o</text:span><text:span text:style-name="T125"> ‘</text:span><text:span text:style-name="T175">broker</text:span><text:span text:style-name="T125">’ MQTT-S</text:span><text:span text:style-name="T126">N, </text:span><text:span text:style-name="T165">e, após a</text:span><text:span text:style-name="T127"> recolh</text:span><text:span text:style-name="T165">a</text:span><text:span text:style-name="T156"> </text:span><text:span text:style-name="T165">d</text:span><text:span text:style-name="T156">o</text:span><text:span text:style-name="T130"> tráfego gerad</text:span><text:span text:style-name="T131">o, </text:span><text:span text:style-name="T165">consta-se que</text:span><text:span text:style-name="T127"> não surti</text:span><text:span text:style-name="T165">u</text:span><text:span text:style-name="T127"> </text:span><text:span text:style-name="T128">o efeito esperado.</text:span></text:p>
      <text:p text:style-name="P34"/>
      <text:list xml:id="list213616880348890" text:continue-numbering="true" text:style-name="Numbering_20_123">
        <text:list-item>
          <text:p text:style-name="LaTeX_20_Title_20_1"><text:span text:style-name="T180">Plataforma </text:span><text:span text:style-name="T183">Contiki-NG (Docker)</text:span><text:span text:style-name="T180"> </text:span><text:span text:style-name="T181">&amp; Cooja</text:span></text:p>
        </text:list-item>
      </text:list>
      <text:p text:style-name="P29"><text:span text:style-name="T21"><text:tab/></text:span><text:span text:style-name="T22">Após as duas tentativas</text:span><text:span text:style-name="T23"> descritas, </text:span><text:span text:style-name="T24">optou-se ainda p</text:span><text:span text:style-name="T25">ela a instalação e configuração </text:span><text:span text:style-name="T26">da plataforma Contiki-NG através do Docker, </text:span><text:span text:style-name="T37">sendo </text:span><text:span text:style-name="T28">uma versão mais recente e estável da aplicação, </text:span><text:span text:style-name="T37">e, </text:span><text:span text:style-name="T28">em teoria </text:span><text:span text:style-name="T37">e segundo uma parte descrita na documentação: </text:span><text:span text:style-name="T27">“</text:span><text:span text:style-name="T78">We recommend using the Contiki-NG Docker image for easy setup of a consistent development environment”</text:span><text:span text:style-name="T37">, </text:span><text:span text:style-name="T38">permitiria </text:span><text:span text:style-name="T28">fazer o pretendido.</text:span></text:p>
      <text:p text:style-name="P30"><text:span text:style-name="T56"><text:tab/></text:span><text:span text:style-name="T57">Seguindo a documentação oficial, </text:span><text:span text:style-name="T58">procedeu-se </text:span><text:span text:style-name="T70">a </text:span><text:span text:style-name="T58">uma instalação normal num ambiente Docker da plataforma Contiki-NG </text:span><text:span text:style-name="T74">e</text:span><text:span text:style-name="T59"> tentou-se iniciar a ferramenta Cooja, a qual </text:span><text:span text:style-name="T74">gerou</text:span><text:span text:style-name="T59"> o primeiro erro</text:span><text:span text:style-name="T60">, não sendo possível </text:span><text:span text:style-name="T74">concluir a sua inicialização, que disponibilizaria</text:span><text:span text:style-name="T60"> um cenário simulado para o projeto. </text:span><text:span text:style-name="T74">Após</text:span><text:span text:style-name="T61"> alguma leitura e investigação chegou-se </text:span><text:span text:style-name="T71">à</text:span><text:span text:style-name="T61"> conclusão que teriam mudado de tecnologia para o arranque da ferramenta, </text:span><text:span text:style-name="T62">sem que constasse na documentação oficial.</text:span></text:p>
      <text:p text:style-name="P31"><text:span text:style-name="T62"><text:tab/></text:span><text:span text:style-name="T63">Procedeu-se, mais uma vez, com o plano inicial de recriar o cenário neste novo ambiente, mas ao tentar compilar o </text:span><text:span text:style-name="T80">RPL Border Router –</text:span><text:span text:style-name="T63"> router que </text:span><text:span text:style-name="T69">faria</text:span><text:span text:style-name="T63"> a ligação do cenário </text:span><text:span text:style-name="T64">simulado </text:span><text:span text:style-name="T63">a um ambiente exterior – </text:span><text:span text:style-name="T72">foi</text:span><text:span text:style-name="T64"> </text:span><text:span text:style-name="T65">apresentado um erro de compilação, </text:span><text:span text:style-name="T75">que</text:span><text:span text:style-name="T66"> explica</text:span><text:span text:style-name="T75">va</text:span><text:span text:style-name="T66"> que se deve compilar de uma forma nativa e não associado a um ‘</text:span><text:span text:style-name="T81">mote</text:span><text:span text:style-name="T66">’ do tipo Z1 e/ou Sky, </text:span><text:span text:style-name="T75">constante</text:span><text:span text:style-name="T66"> na documentação oficial. </text:span><text:span text:style-name="T75">Porém</text:span><text:span text:style-name="T67">, seguindo as instruções do programa, não foi possível resolver o problema. </text:span><text:span text:style-name="T68">Investigou-se, despendeu-se</text:span><text:span text:style-name="T75"> </text:span><text:span text:style-name="T68">tempo, mas não se encontrou </text:span><text:span text:style-name="T75">uma </text:span><text:span text:style-name="T68">solução para este problema fulcral que imped</text:span><text:span text:style-name="T73">iu</text:span><text:span text:style-name="T68"> o avanço do projeto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6">Conclusão</text:p>
      <text:p text:style-name="P41"><text:span text:style-name="T134"><text:tab/></text:span><text:span text:style-name="T135">Acredita-se que a plataforma Contiki-NG, </text:span><text:span text:style-name="T136">juntamente com a ferramenta Cooja, oferece grandes ambições e possibilidades para trabalhos excelentes </text:span><text:span text:style-name="T137">na área das redes IoT, </text:span><text:span text:style-name="T138">no entanto, é preciso que referir que tais possibilidades não se enquadram no projeto a desenvolver, não suportando na totalidade os protocolos pretendidos, bem como os ataques que posteriormente eram necessários serem realizados.</text:span></text:p>
      <text:p text:style-name="P41"><text:span text:style-name="T138"><text:tab/></text:span><text:span text:style-name="T139">Junta-se ainda que, no percurso destes 4 meses, foi realizado um trabalho exaustivo para solucionar todos os entraves que foram </text:span><text:span text:style-name="T166">aparecendo</text:span><text:span text:style-name="T139">, para culminar na solução perfeita para o projeto em questão, mas, infelizmente, chegou-se a um ponto em que não foi possível avançar mais, tendo em </text:span><text:span text:style-name="T157">conta</text:span><text:span text:style-name="T139"> que existem outr</text:span><text:span text:style-name="T141">a</text:span><text:span text:style-name="T139">s soluções </text:span><text:span text:style-name="T157">viáveis</text:span><text:span text:style-name="T139"> que não requerem o ‘</text:span><text:span text:style-name="T177">know-how’ </text:span><text:span text:style-name="T139">que esta plataforma requer, bem como o tempo despendido na procura de soluções para todos os problemas encontrados.</text:span></text:p>
      <text:p text:style-name="P41"><text:span text:style-name="T139"><text:tab/></text:span><text:span text:style-name="T140">Finaliz</text:span><text:span text:style-name="T158">ando</text:span><text:span text:style-name="T140">, a plataforma oferece bons recursos para uma simulação e aplicação em equipamento físico IoT, mas não oferece o necessário para o projeto a realizar.</text:span></text:p>
      <text:p text:style-name="P12"><text:tab/></text:p>
      <text:p text:style-name="P18"/>
      <text:p text:style-name="P9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MU Serif" svg:font-family="'CMU Serif'" style:font-family-generic="roman" style:font-pitch="variable"/>
    <style:font-face style:name="CMU Serif2" svg:font-family="'CMU Serif'" style:font-adornments="Bold" style:font-family-generic="roman" style:font-pitch="variable"/>
    <style:font-face style:name="CMU Serif3" svg:font-family="'CMU Serif'" style:font-adornments="Italic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style:contextual-spacing="false" style:line-height-at-least="0.847cm" fo:text-indent="-1.27cm" style:auto-text-indent="false">
        <style:tab-stops/>
      </style:paragraph-properties>
    </style:style>
    <style:style style:name="LaTeX_20_Body" style:display-name="LaTeX Body" style:family="paragraph" style:parent-style-name="Standard">
      <style:paragraph-properties fo:line-height="150%" fo:text-align="justify" style:justify-single-word="false"/>
      <style:text-properties style:font-name="CMU Serif1" fo:font-family="'CMU Serif'" style:font-style-name="Roman" style:font-family-generic="roman" style:font-pitch="variable" fo:font-size="10.5pt" fo:font-weight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aTeX_20_Title_20_1" style:display-name="LaTeX Title 1" style:family="paragraph" style:parent-style-name="Heading_20_1" style:next-style-name="LaTeX_20_Body" style:default-outline-level="" style:list-style-name="Numbering_20_123" style:master-page-name="">
      <style:paragraph-properties fo:line-height="200%" style:page-number="auto">
        <style:tab-stops/>
      </style:paragraph-properties>
      <style:text-properties style:font-name="CMU Serif2" fo:font-family="'CMU Serif'" style:font-style-name="Bold" style:font-family-generic="roman" style:font-pitch="variable" fo:font-size="12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aTeX_20_Title_20_2" style:display-name="LaTeX Title 2" style:family="paragraph" style:next-style-name="LaTeX_20_Body" style:default-outline-level="" style:list-style-name="Numbering_20_123" style:master-page-name="">
      <style:paragraph-properties fo:line-height="200%" style:page-number="auto">
        <style:tab-stops/>
      </style:paragraph-properties>
      <style:text-properties style:font-name="CMU Serif3" fo:font-family="'CMU Serif'" style:font-style-name="Italic" style:font-family-generic="roman" style:font-pitch="variable"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Figure" style:family="paragraph" style:parent-style-name="Caption" style:class="extra" style:master-page-name="">
      <style:paragraph-properties fo:margin-top="0.21cm" fo:margin-bottom="0.21cm" style:contextual-spacing="false" fo:line-height="115%" fo:text-align="center" style:justify-single-word="false" style:page-number="auto">
        <style:tab-stops/>
      </style:paragraph-properties>
      <style:text-properties style:font-name="CMU Serif3" fo:font-family="'CMU Serif'" style:font-style-name="Italic" style:font-family-generic="roman" style:font-pitch="variable" fo:font-size="10.5pt" fo:font-weight="normal"/>
    </style:style>
    <style:style style:name="Frame_20_contents" style:display-name="Frame contents" style:family="paragraph" style:parent-style-name="Standard" style:class="extra"/>
    <style:style style:name="LaTeX_20_Title_20_3" style:display-name="LaTeX Title 3" style:family="paragraph" style:next-style-name="LaTeX_20_Body" style:default-outline-level="3" style:list-style-name="" style:master-page-name="">
      <style:paragraph-properties fo:line-height="200%" style:page-number="auto">
        <style:tab-stops/>
      </style:paragraph-properties>
      <style:text-properties style:font-name="CMU Serif3" fo:font-family="'CMU Serif'" style:font-style-name="Italic" style:font-family-generic="roman" style:font-pitch="variable" fo:font-size="11pt" fo:font-style="italic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CMU Serif" fo:font-family="'CMU Serif'" style:font-family-generic="roman" style:font-pitch="variable"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3cm" fo:margin-bottom="2.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53:42.407797532</meta:creation-date>
    <dc:date>2022-10-12T21:36:00.176105058</dc:date>
    <meta:editing-duration>PT9H26M46S</meta:editing-duration>
    <meta:editing-cycles>256</meta:editing-cycles>
    <meta:generator>LibreOffice/7.0.4.2$Linux_X86_64 LibreOffice_project/00$Build-2</meta:generator>
    <meta:document-statistic meta:table-count="0" meta:image-count="0" meta:object-count="0" meta:page-count="5" meta:paragraph-count="38" meta:word-count="1387" meta:character-count="9295" meta:non-whitespace-character-count="7924"/>
  </office:meta>
</office:document-meta>
</file>